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0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81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3"/>
        <table:table-column table:style-name="co2" table:number-columns-repeated="3" table:default-cell-style-name="ce2"/>
        <table:table-column table:style-name="co3" table:default-cell-style-name="ce2"/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1" office:value-type="string">
            <text:p>Casting Time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Components</text:p>
          </table:table-cell>
        </table:table-row>
        <table:table-row table:style-name="ro1">
          <table:table-cell office:value-type="string">
            <text:p><text:a xlink:href="http://dnd5e.wikidot.com/spell:acid-splash">Acid Splash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blade-ward">Blade Ward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1 round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booming-blade">Booming Blad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5-foot radius)</text:p>
          </table:table-cell>
          <table:table-cell office:value-type="string">
            <text:p>1 round</text:p>
          </table:table-cell>
          <table:table-cell office:value-type="string">
            <text:p>S, M</text:p>
          </table:table-cell>
        </table:table-row>
        <table:table-row table:style-name="ro1">
          <table:table-cell office:value-type="string">
            <text:p><text:a xlink:href="http://dnd5e.wikidot.com/spell:chill-touch">Chill Touch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1 round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control-flames">Control Flames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 or 1 hour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string">
            <text:p><text:a xlink:href="http://dnd5e.wikidot.com/spell:create-bonfire">Create Bonfire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dancing-lights">Dancing Lights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 up to 1 minute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decompose">Decompose (HB)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1 minute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druidcraft">Druidcraft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eldritch-blast">Eldritch Blast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encode-thoughts">Encode Thoughts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8 hour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<text:a xlink:href="http://dnd5e.wikidot.com/spell:fire-bolt">Fire Bolt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friends">Friends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S, M</text:p>
          </table:table-cell>
        </table:table-row>
        <table:table-row table:style-name="ro1">
          <table:table-cell office:value-type="string">
            <text:p><text:a xlink:href="http://dnd5e.wikidot.com/spell:frostbite">Frostbit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green-flame-blade">Green-Flame Blad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5-foot radius)</text:p>
          </table:table-cell>
          <table:table-cell office:value-type="string">
            <text:p>Instantaneous</text:p>
          </table:table-cell>
          <table:table-cell office:value-type="string">
            <text:p>S, M</text:p>
          </table:table-cell>
        </table:table-row>
        <table:table-row table:style-name="ro2">
          <table:table-cell office:value-type="string">
            <text:p><text:a xlink:href="http://dnd5e.wikidot.com/spell:guidance">Guidance</text:a></text:p>
          </table:table-cell>
          <table:table-cell office:value-type="string">
            <text:p>Divin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 up to 1 minute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gust">Gust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hand-of-radiance">Hand of Radiance (UA)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5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infestation">Infestation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light">Light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1 hour</text:p>
          </table:table-cell>
          <table:table-cell office:value-type="string">
            <text:p>V, M</text:p>
          </table:table-cell>
        </table:table-row>
        <table:table-row table:style-name="ro2">
          <table:table-cell office:value-type="string">
            <text:p><text:a xlink:href="http://dnd5e.wikidot.com/spell:lightning-lure">Lightning Lur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15-foot radius)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<text:a xlink:href="http://dnd5e.wikidot.com/spell:mage-hand">Mage Hand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1 minute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magic-stone">Magic Stone</text:a></text:p>
          </table:table-cell>
          <table:table-cell office:value-type="string">
            <text:p>Transmutation</text:p>
          </table:table-cell>
          <table:table-cell office:value-type="string">
            <text:p>1 Bonus Action</text:p>
          </table:table-cell>
          <table:table-cell office:value-type="string">
            <text:p>Touch</text:p>
          </table:table-cell>
          <table:table-cell office:value-type="string">
            <text:p>1 minute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mending">Mending</text:a></text:p>
          </table:table-cell>
          <table:table-cell office:value-type="string">
            <text:p>Transmutation</text:p>
          </table:table-cell>
          <table:table-cell office:value-type="string">
            <text:p>1 Minute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message">Message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1 round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mind-sliver">Mind Sliver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1 round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<text:a xlink:href="http://dnd5e.wikidot.com/spell:minor-illusion">Minor Illusion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1 minute</text:p>
          </table:table-cell>
          <table:table-cell office:value-type="string">
            <text:p>S, M</text:p>
          </table:table-cell>
        </table:table-row>
        <table:table-row table:style-name="ro2">
          <table:table-cell office:value-type="string">
            <text:p><text:a xlink:href="http://dnd5e.wikidot.com/spell:mold-earth">Mold Earth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Instantaneous or 1 hour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string">
            <text:p><text:a xlink:href="http://dnd5e.wikidot.com/spell:on-off">On/Off (UA)</text:a></text:p>
          </table:table-cell>
          <table:table-cell office:value-type="string">
            <text:p>Transmutation T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poison-spray">Poison Spray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1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prestidigitation">Prestidigitation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10 feet</text:p>
          </table:table-cell>
          <table:table-cell office:value-type="string">
            <text:p>Up to 1 hour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primal-savagery">Primal Savagery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table:number-columns-repeated="2" office:value-type="string">
            <text:p>Self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<text:a xlink:href="http://dnd5e.wikidot.com/spell:produce-flame">Produce Flame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10 minute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ray-of-frost">Ray of Frost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resistance">Resistance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 up to 1 minute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sacred-flame">Sacred Flam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sapping-sting">Sapping Sting</text:a></text:p>
          </table:table-cell>
          <table:table-cell office:value-type="string">
            <text:p>Necromancy D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shape-water">Shape Water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Instantaneous or 1 hour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string">
            <text:p><text:a xlink:href="http://dnd5e.wikidot.com/spell:shillelagh">Shillelagh</text:a></text:p>
          </table:table-cell>
          <table:table-cell office:value-type="string">
            <text:p>Transmutation</text:p>
          </table:table-cell>
          <table:table-cell office:value-type="string">
            <text:p>1 Bonus Action</text:p>
          </table:table-cell>
          <table:table-cell office:value-type="string">
            <text:p>Touch</text:p>
          </table:table-cell>
          <table:table-cell office:value-type="string">
            <text:p>1 minute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shocking-grasp">Shocking Grasp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spare-the-dying">Spare the Dying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sword-burst">Sword Burst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Self (5-foot radius)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<text:a xlink:href="http://dnd5e.wikidot.com/spell:thaumaturgy">Thaumaturgy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Up to 1 minute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<text:a xlink:href="http://dnd5e.wikidot.com/spell:thorn-whip">Thorn Whip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thunderclap">Thunderclap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5-foot radius)</text:p>
          </table:table-cell>
          <table:table-cell office:value-type="string">
            <text:p>Instantaneou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<text:a xlink:href="http://dnd5e.wikidot.com/spell:toll-the-dead">Toll the Dead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true-strike">True Strike</text:a></text:p>
          </table:table-cell>
          <table:table-cell office:value-type="string">
            <text:p>Divin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 up to 1 round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<text:a xlink:href="http://dnd5e.wikidot.com/spell:vicious-mockery">Vicious Mockery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<text:a xlink:href="http://dnd5e.wikidot.com/spell:virtue">Virtue (UA)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1 round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word-of-radiance">Word of Radianc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5 feet</text:p>
          </table:table-cell>
          <table:table-cell office:value-type="string">
            <text:p>Instantaneous</text:p>
          </table:table-cell>
          <table:table-cell office:value-type="string">
            <text:p>V, M</text:p>
          </table:table-cell>
        </table:table-row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1" office:value-type="string">
            <text:p>Casting Time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Components</text:p>
          </table:table-cell>
        </table:table-row>
        <table:table-row table:style-name="ro1">
          <table:table-cell office:value-type="string">
            <text:p><text:a xlink:href="http://dnd5e.wikidot.com/spell:absorb-elements">Absorb Elements</text:a></text:p>
          </table:table-cell>
          <table:table-cell office:value-type="string">
            <text:p>Abjuration</text:p>
          </table:table-cell>
          <table:table-cell office:value-type="string">
            <text:p>1 Reaction</text:p>
          </table:table-cell>
          <table:table-cell office:value-type="string">
            <text:p>Self</text:p>
          </table:table-cell>
          <table:table-cell office:value-type="string">
            <text:p>1 round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string">
            <text:p><text:a xlink:href="http://dnd5e.wikidot.com/spell:acid-stream">Acid Stream (UA)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30-foot line)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alarm">Alarm</text:a></text:p>
          </table:table-cell>
          <table:table-cell office:value-type="string">
            <text:p>Abjuration</text:p>
          </table:table-cell>
          <table:table-cell office:value-type="string">
            <text:p>1 Minute R</text:p>
          </table:table-cell>
          <table:table-cell office:value-type="string">
            <text:p>30 feet</text:p>
          </table:table-cell>
          <table:table-cell office:value-type="string">
            <text:p>8 Hour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animal-friendship">Animal Friendship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24 hour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arcane-weapon">Arcane Weapon (UA)</text:a></text:p>
          </table:table-cell>
          <table:table-cell office:value-type="string">
            <text:p>Transmut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hour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armor-of-agathys">Armor of Agathys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arms-of-hadar">Arms of Hadar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Self (10-foot radius)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bane">Bane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beast-bond">Beast Bond</text:a></text:p>
          </table:table-cell>
          <table:table-cell office:value-type="string">
            <text:p>Divin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bless">Bless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burning-hands">Burning Hands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15-foot cone)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catapult">Catapult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string">
            <text:p><text:a xlink:href="http://dnd5e.wikidot.com/spell:cause-fear">Cause Fear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ceremony">Ceremony</text:a></text:p>
          </table:table-cell>
          <table:table-cell office:value-type="string">
            <text:p>Evocation</text:p>
          </table:table-cell>
          <table:table-cell office:value-type="string">
            <text:p>1 Action R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chaos-bolt">Chaos Bolt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charm-person">Charm Person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1 hour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chromatic-orb">Chromatic Orb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color-spray">Color Spray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Self (15-foot cone)</text:p>
          </table:table-cell>
          <table:table-cell office:value-type="string">
            <text:p>1 round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command">Command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1 round</text:p>
          </table:table-cell>
          <table:table-cell office:value-type="string">
            <text:p>V</text:p>
          </table:table-cell>
        </table:table-row>
        <table:table-row table:style-name="ro3">
          <table:table-cell office:value-type="string">
            <text:p><text:a xlink:href="http://dnd5e.wikidot.com/spell:compelled-duel">Compelled Duel</text:a></text:p>
          </table:table-cell>
          <table:table-cell office:value-type="string">
            <text:p>Enchantment</text:p>
          </table:table-cell>
          <table:table-cell office:value-type="string">
            <text:p>1 Bonus Action</text:p>
          </table:table-cell>
          <table:table-cell office:value-type="string">
            <text:p>30 feet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<text:a xlink:href="http://dnd5e.wikidot.com/spell:comprehend-languages">Comprehend Languages</text:a></text:p>
          </table:table-cell>
          <table:table-cell office:value-type="string">
            <text:p>Divination</text:p>
          </table:table-cell>
          <table:table-cell office:value-type="string">
            <text:p>1 Action R</text:p>
          </table:table-cell>
          <table:table-cell office:value-type="string">
            <text:p>Self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create-or-destroy-water">Create or Destroy Water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cure-wounds">Cure Wounds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detect-evil-and-good">Detect Evil and Good</text:a></text:p>
          </table:table-cell>
          <table:table-cell office:value-type="string">
            <text:p>Divin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0 minutes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detect-magic">Detect Magic</text:a></text:p>
          </table:table-cell>
          <table:table-cell office:value-type="string">
            <text:p>Divination</text:p>
          </table:table-cell>
          <table:table-cell office:value-type="string">
            <text:p>1 Action R</text:p>
          </table:table-cell>
          <table:table-cell office:value-type="string">
            <text:p>Self</text:p>
          </table:table-cell>
          <table:table-cell office:value-type="string">
            <text:p>Concentration, up to 10 minutes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detect-poison-and-disease">Detect Poison and Disease</text:a></text:p>
          </table:table-cell>
          <table:table-cell office:value-type="string">
            <text:p>Divination</text:p>
          </table:table-cell>
          <table:table-cell office:value-type="string">
            <text:p>1 Action R</text:p>
          </table:table-cell>
          <table:table-cell office:value-type="string">
            <text:p>Self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disguise-self">Disguise Self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1 hour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dissonant-whispers">Dissonant Whispers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<text:a xlink:href="http://dnd5e.wikidot.com/spell:distort-value">Distort Value</text:a></text:p>
          </table:table-cell>
          <table:table-cell office:value-type="string">
            <text:p>Illusion</text:p>
          </table:table-cell>
          <table:table-cell office:value-type="string">
            <text:p>1 Minute</text:p>
          </table:table-cell>
          <table:table-cell office:value-type="string">
            <text:p>Touch</text:p>
          </table:table-cell>
          <table:table-cell office:value-type="string">
            <text:p>8 hours</text:p>
          </table:table-cell>
          <table:table-cell office:value-type="string">
            <text:p>V</text:p>
          </table:table-cell>
        </table:table-row>
        <table:table-row table:style-name="ro3">
          <table:table-cell office:value-type="string">
            <text:p><text:a xlink:href="http://dnd5e.wikidot.com/spell:divine-favor">Divine Favor</text:a></text:p>
          </table:table-cell>
          <table:table-cell office:value-type="string">
            <text:p>Evoc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earth-tremor">Earth Tremor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10-foot radius)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ensnaring-strike">Ensnaring Strike</text:a></text:p>
          </table:table-cell>
          <table:table-cell office:value-type="string">
            <text:p>Conjur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</table:table-row>
        <table:table-row table:style-name="ro3">
          <table:table-cell office:value-type="string">
            <text:p><text:a xlink:href="http://dnd5e.wikidot.com/spell:entangle">Entangle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expeditious-retreat">Expeditious Retreat</text:a></text:p>
          </table:table-cell>
          <table:table-cell office:value-type="string">
            <text:p>Transmut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0 minutes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faerie-fire">Faerie Fir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<text:a xlink:href="http://dnd5e.wikidot.com/spell:false-life">False Life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feather-fall">Feather Fall</text:a></text:p>
          </table:table-cell>
          <table:table-cell office:value-type="string">
            <text:p>Transmutation</text:p>
          </table:table-cell>
          <table:table-cell office:value-type="string">
            <text:p>1 Reaction</text:p>
          </table:table-cell>
          <table:table-cell office:value-type="string">
            <text:p>60 feet</text:p>
          </table:table-cell>
          <table:table-cell office:value-type="string">
            <text:p>1 minute</text:p>
          </table:table-cell>
          <table:table-cell office:value-type="string">
            <text:p>V, M</text:p>
          </table:table-cell>
        </table:table-row>
        <table:table-row table:style-name="ro1">
          <table:table-cell office:value-type="string">
            <text:p><text:a xlink:href="http://dnd5e.wikidot.com/spell:find-familiar">Find Familiar</text:a></text:p>
          </table:table-cell>
          <table:table-cell office:value-type="string">
            <text:p>Conjuration</text:p>
          </table:table-cell>
          <table:table-cell office:value-type="string">
            <text:p>1 Hour R</text:p>
          </table:table-cell>
          <table:table-cell office:value-type="string">
            <text:p>1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fog-cloud">Fog Cloud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 hour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frost-fingers">Frost Fingers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15-foot cone)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gift-of-alacrity">Gift of Alacrity</text:a></text:p>
          </table:table-cell>
          <table:table-cell office:value-type="string">
            <text:p>Divination DC</text:p>
          </table:table-cell>
          <table:table-cell office:value-type="string">
            <text:p>1 Minute</text:p>
          </table:table-cell>
          <table:table-cell office:value-type="string">
            <text:p>Touch</text:p>
          </table:table-cell>
          <table:table-cell office:value-type="string">
            <text:p>8 hours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goodberry">Goodberry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grease">Grease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1 minute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guiding-bolt">Guiding Bolt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1 round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guiding-hand-ua">Guiding Hand (UA)</text:a></text:p>
          </table:table-cell>
          <table:table-cell office:value-type="string">
            <text:p>Divination</text:p>
          </table:table-cell>
          <table:table-cell office:value-type="string">
            <text:p>1 Minute R</text:p>
          </table:table-cell>
          <table:table-cell office:value-type="string">
            <text:p>5 feet</text:p>
          </table:table-cell>
          <table:table-cell office:value-type="string">
            <text:p>Concentration, up to 8 hours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hail-of-thorns">Hail of Thorns</text:a></text:p>
          </table:table-cell>
          <table:table-cell office:value-type="string">
            <text:p>Conjur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<text:a xlink:href="http://dnd5e.wikidot.com/spell:healing-elixir-ua">Healing Elixir (UA)</text:a></text:p>
          </table:table-cell>
          <table:table-cell office:value-type="string">
            <text:p>Conjuration</text:p>
          </table:table-cell>
          <table:table-cell office:value-type="string">
            <text:p>1 Minute</text:p>
          </table:table-cell>
          <table:table-cell office:value-type="string">
            <text:p>Self</text:p>
          </table:table-cell>
          <table:table-cell office:value-type="string">
            <text:p>24 hour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healing-word">Healing Word</text:a></text:p>
          </table:table-cell>
          <table:table-cell office:value-type="string">
            <text:p>Evocation</text:p>
          </table:table-cell>
          <table:table-cell office:value-type="string">
            <text:p>1 Bonus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<text:a xlink:href="http://dnd5e.wikidot.com/spell:hellish-rebuke">Hellish Rebuke</text:a></text:p>
          </table:table-cell>
          <table:table-cell office:value-type="string">
            <text:p>Evocation</text:p>
          </table:table-cell>
          <table:table-cell office:value-type="string">
            <text:p>1 Re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heroism">Heroism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hex">Hex</text:a></text:p>
          </table:table-cell>
          <table:table-cell office:value-type="string">
            <text:p>Enchantment</text:p>
          </table:table-cell>
          <table:table-cell office:value-type="string">
            <text:p>1 Bonus Action</text:p>
          </table:table-cell>
          <table:table-cell office:value-type="string">
            <text:p>9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hunters-mark">Hunter's Mark</text:a></text:p>
          </table:table-cell>
          <table:table-cell office:value-type="string">
            <text:p>Divination</text:p>
          </table:table-cell>
          <table:table-cell office:value-type="string">
            <text:p>1 Bonus Action</text:p>
          </table:table-cell>
          <table:table-cell office:value-type="string">
            <text:p>90 feet</text:p>
          </table:table-cell>
          <table:table-cell office:value-type="string">
            <text:p>Concentration, up to 1 hour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<text:a xlink:href="http://dnd5e.wikidot.com/spell:ice-knife">Ice Knife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S, M</text:p>
          </table:table-cell>
        </table:table-row>
        <table:table-row table:style-name="ro3">
          <table:table-cell office:value-type="string">
            <text:p><text:a xlink:href="http://dnd5e.wikidot.com/spell:id-insinuation">Id Insinuation (UA)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identify">Identify</text:a></text:p>
          </table:table-cell>
          <table:table-cell office:value-type="string">
            <text:p>Divination</text:p>
          </table:table-cell>
          <table:table-cell office:value-type="string">
            <text:p>1 Minute R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illusory-script">Illusory Script</text:a></text:p>
          </table:table-cell>
          <table:table-cell office:value-type="string">
            <text:p>Illusion</text:p>
          </table:table-cell>
          <table:table-cell office:value-type="string">
            <text:p>1 Minute R</text:p>
          </table:table-cell>
          <table:table-cell office:value-type="string">
            <text:p>Touch</text:p>
          </table:table-cell>
          <table:table-cell office:value-type="string">
            <text:p>10 days</text:p>
          </table:table-cell>
          <table:table-cell office:value-type="string">
            <text:p>S, M</text:p>
          </table:table-cell>
        </table:table-row>
        <table:table-row table:style-name="ro3">
          <table:table-cell office:value-type="string">
            <text:p><text:a xlink:href="http://dnd5e.wikidot.com/spell:infallible-relay">Infallible Relay (UA)</text:a></text:p>
          </table:table-cell>
          <table:table-cell office:value-type="string">
            <text:p>Divination T</text:p>
          </table:table-cell>
          <table:table-cell office:value-type="string">
            <text:p>1 Minute</text:p>
          </table:table-cell>
          <table:table-cell office:value-type="string">
            <text:p>Self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inflict-wounds">Inflict Wounds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jims-magic-missile">Jim's Magic Missil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jump">Jump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1 minute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longstrider">Longstrider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mage-armor">Mage Armor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8 hour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magic-missile">Magic Missil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magnify-gravity">Magnify Gravity</text:a></text:p>
          </table:table-cell>
          <table:table-cell office:value-type="string">
            <text:p>Transmutation DG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1 round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protection-from-evil-and-good">Protection from Evil and Good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puppet">Puppet (UA)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<text:a xlink:href="http://dnd5e.wikidot.com/spell:purify-food-and-drink">Purify Food and Drink</text:a></text:p>
          </table:table-cell>
          <table:table-cell office:value-type="string">
            <text:p>Transmutation</text:p>
          </table:table-cell>
          <table:table-cell office:value-type="string">
            <text:p>1 Action R</text:p>
          </table:table-cell>
          <table:table-cell office:value-type="string">
            <text:p>1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ray-of-sickness">Ray of Sickness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remote-access">Remote Access (UA)</text:a></text:p>
          </table:table-cell>
          <table:table-cell office:value-type="string">
            <text:p>Transmutation T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10 minutes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sanctuary">Sanctuary</text:a></text:p>
          </table:table-cell>
          <table:table-cell office:value-type="string">
            <text:p>Abjuration</text:p>
          </table:table-cell>
          <table:table-cell office:value-type="string">
            <text:p>1 Bonus Action</text:p>
          </table:table-cell>
          <table:table-cell office:value-type="string">
            <text:p>30 feet</text:p>
          </table:table-cell>
          <table:table-cell office:value-type="string">
            <text:p>1 minute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searing-smite">Searing Smite</text:a></text:p>
          </table:table-cell>
          <table:table-cell office:value-type="string">
            <text:p>Evoc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</table:table-row>
        <table:table-row table:style-name="ro3">
          <table:table-cell office:value-type="string">
            <text:p><text:a xlink:href="http://dnd5e.wikidot.com/spell:sense-emotion">Sense Emotion (UA)</text:a></text:p>
          </table:table-cell>
          <table:table-cell office:value-type="string">
            <text:p>Divin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shield">Shield</text:a></text:p>
          </table:table-cell>
          <table:table-cell office:value-type="string">
            <text:p>Abjuration</text:p>
          </table:table-cell>
          <table:table-cell office:value-type="string">
            <text:p>1 Reaction</text:p>
          </table:table-cell>
          <table:table-cell office:value-type="string">
            <text:p>Self</text:p>
          </table:table-cell>
          <table:table-cell office:value-type="string">
            <text:p>1 round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shield-of-faith">Shield of Faith</text:a></text:p>
          </table:table-cell>
          <table:table-cell office:value-type="string">
            <text:p>Abjuration</text:p>
          </table:table-cell>
          <table:table-cell office:value-type="string">
            <text:p>1 Bonus Action</text:p>
          </table:table-cell>
          <table:table-cell office:value-type="string">
            <text:p>60 feet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silent-image">Silent Image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silvery-barbs">Silvery Barbs</text:a></text:p>
          </table:table-cell>
          <table:table-cell office:value-type="string">
            <text:p>Enchantment</text:p>
          </table:table-cell>
          <table:table-cell office:value-type="string">
            <text:p>1 Re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<text:a xlink:href="http://dnd5e.wikidot.com/spell:sleep">Sleep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1 minute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snare">Snare</text:a></text:p>
          </table:table-cell>
          <table:table-cell office:value-type="string">
            <text:p>Abjuration</text:p>
          </table:table-cell>
          <table:table-cell office:value-type="string">
            <text:p>1 Minute</text:p>
          </table:table-cell>
          <table:table-cell office:value-type="string">
            <text:p>Touch</text:p>
          </table:table-cell>
          <table:table-cell office:value-type="string">
            <text:p>Until dispelled or triggered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speak-with-animals">Speak with Animals</text:a></text:p>
          </table:table-cell>
          <table:table-cell office:value-type="string">
            <text:p>Divination</text:p>
          </table:table-cell>
          <table:table-cell office:value-type="string">
            <text:p>1 Action R</text:p>
          </table:table-cell>
          <table:table-cell office:value-type="string">
            <text:p>Self</text:p>
          </table:table-cell>
          <table:table-cell office:value-type="string">
            <text:p>10 minutes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sudden-awakening">Sudden Awakening (UA)</text:a></text:p>
          </table:table-cell>
          <table:table-cell office:value-type="string">
            <text:p>Enchantment</text:p>
          </table:table-cell>
          <table:table-cell office:value-type="string">
            <text:p>1 Bonus Action</text:p>
          </table:table-cell>
          <table:table-cell office:value-type="string">
            <text:p>10 feet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</table:table-row>
        <table:table-row table:style-name="ro3">
          <table:table-cell office:value-type="string">
            <text:p><text:a xlink:href="http://dnd5e.wikidot.com/spell:tashas-caustic-brew">Tasha's Caustic Brew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30-foot line)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tashas-hideous-laughter">Tasha's Hideous Laughter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tensers-floating-disk">Tenser's Floating Disk</text:a></text:p>
          </table:table-cell>
          <table:table-cell office:value-type="string">
            <text:p>Conjuration</text:p>
          </table:table-cell>
          <table:table-cell office:value-type="string">
            <text:p>1 Action R</text:p>
          </table:table-cell>
          <table:table-cell office:value-type="string">
            <text:p>30 feet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thunderous-smite">Thunderous Smite</text:a></text:p>
          </table:table-cell>
          <table:table-cell office:value-type="string">
            <text:p>Evoc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<text:a xlink:href="http://dnd5e.wikidot.com/spell:thunderwave">Thunderwav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15-foot cube)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unearthly-chorus">Unearthly Chorus (UA)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Self (30-foot radius)</text:p>
          </table:table-cell>
          <table:table-cell office:value-type="string">
            <text:p>Concentration, up to 10 minutes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<text:a xlink:href="http://dnd5e.wikidot.com/spell:unseen-servant">Unseen Servant</text:a></text:p>
          </table:table-cell>
          <table:table-cell office:value-type="string">
            <text:p>Conjuration</text:p>
          </table:table-cell>
          <table:table-cell office:value-type="string">
            <text:p>1 Action R</text:p>
          </table:table-cell>
          <table:table-cell office:value-type="string">
            <text:p>60 feet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wild-cunning">Wild Cunning (UA)</text:a></text:p>
          </table:table-cell>
          <table:table-cell office:value-type="string">
            <text:p>Transmutation</text:p>
          </table:table-cell>
          <table:table-cell office:value-type="string">
            <text:p>1 Action R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witch-bolt">Witch Bolt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wrathful-smite">Wrathful Smite</text:a></text:p>
          </table:table-cell>
          <table:table-cell office:value-type="string">
            <text:p>Evoc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</table:table-row>
        <table:table-row table:style-name="ro3">
          <table:table-cell office:value-type="string">
            <text:p><text:a xlink:href="http://dnd5e.wikidot.com/spell:zephyr-strike">Zephyr Strike</text:a></text:p>
          </table:table-cell>
          <table:table-cell office:value-type="string">
            <text:p>Transmut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</table:table-row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1" office:value-type="string">
            <text:p>Casting Time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Components</text:p>
          </table:table-cell>
        </table:table-row>
        <table:table-row table:style-name="ro1">
          <table:table-cell office:value-type="string">
            <text:p><text:a xlink:href="http://dnd5e.wikidot.com/spell:aganazzars-scorcher">Aganazzar's Scorcher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aid">Aid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8 hour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air-bubble">Air Bubble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24 hours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string">
            <text:p><text:a xlink:href="http://dnd5e.wikidot.com/spell:alter-self">Alter Self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hour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animal-messenger">Animal Messenger</text:a></text:p>
          </table:table-cell>
          <table:table-cell office:value-type="string">
            <text:p>Enchantment</text:p>
          </table:table-cell>
          <table:table-cell office:value-type="string">
            <text:p>1 Action R</text:p>
          </table:table-cell>
          <table:table-cell office:value-type="string">
            <text:p>30 Feet</text:p>
          </table:table-cell>
          <table:table-cell office:value-type="string">
            <text:p>24 hour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arcane-hacking">Arcane Hacking (UA)</text:a></text:p>
          </table:table-cell>
          <table:table-cell office:value-type="string">
            <text:p>Transmutation T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arcane-lock">Arcane Lock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Until dispelled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augury">Augury</text:a></text:p>
          </table:table-cell>
          <table:table-cell office:value-type="string">
            <text:p>Divination</text:p>
          </table:table-cell>
          <table:table-cell office:value-type="string">
            <text:p>1 Minute R</text:p>
          </table:table-cell>
          <table:table-cell office:value-type="string">
            <text:p>Self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barkskin">Barkskin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beast-sense">Beast Sense</text:a></text:p>
          </table:table-cell>
          <table:table-cell office:value-type="string">
            <text:p>Divination</text:p>
          </table:table-cell>
          <table:table-cell office:value-type="string">
            <text:p>1 Action R</text:p>
          </table:table-cell>
          <table:table-cell office:value-type="string">
            <text:p>Touch</text:p>
          </table:table-cell>
          <table:table-cell office:value-type="string">
            <text:p>Concentration, up to 1 hou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<text:a xlink:href="http://dnd5e.wikidot.com/spell:blindness-deafness">Blindness/Deafness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1 minute</text:p>
          </table:table-cell>
          <table:table-cell office:value-type="string">
            <text:p>V</text:p>
          </table:table-cell>
        </table:table-row>
        <table:table-row table:style-name="ro3">
          <table:table-cell office:value-type="string">
            <text:p><text:a xlink:href="http://dnd5e.wikidot.com/spell:blur">Blur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<text:a xlink:href="http://dnd5e.wikidot.com/spell:borrowed-knowledge">Borrowed Knowledge</text:a></text:p>
          </table:table-cell>
          <table:table-cell office:value-type="string">
            <text:p>Divin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branding-smite">Branding Smite</text:a></text:p>
          </table:table-cell>
          <table:table-cell office:value-type="string">
            <text:p>Evoc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</table:table-row>
        <table:table-row table:style-name="ro3">
          <table:table-cell office:value-type="string">
            <text:p><text:a xlink:href="http://dnd5e.wikidot.com/spell:calm-emotions">Calm Emotions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cloud-of-daggers">Cloud of Daggers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continual-flame">Continual Flam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Until dispelled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cordon-of-arrows">Cordon of Arrows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5 feet</text:p>
          </table:table-cell>
          <table:table-cell office:value-type="string">
            <text:p>8 hours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crown-of-madness">Crown of Madness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darkness">Darkness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0 minutes</text:p>
          </table:table-cell>
          <table:table-cell office:value-type="string">
            <text:p>V, M</text:p>
          </table:table-cell>
        </table:table-row>
        <table:table-row table:style-name="ro2">
          <table:table-cell office:value-type="string">
            <text:p><text:a xlink:href="http://dnd5e.wikidot.com/spell:darkvision">Darkvision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8 hours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detect-thoughts">Detect Thoughts</text:a></text:p>
          </table:table-cell>
          <table:table-cell office:value-type="string">
            <text:p>Divin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digital-phantom">Digital Phantom (UA)</text:a></text:p>
          </table:table-cell>
          <table:table-cell office:value-type="string">
            <text:p>Abjuration T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dragons-breath">Dragon's Breath</text:a></text:p>
          </table:table-cell>
          <table:table-cell office:value-type="string">
            <text:p>Transmutation</text:p>
          </table:table-cell>
          <table:table-cell office:value-type="string">
            <text:p>1 Bonus Action</text:p>
          </table:table-cell>
          <table:table-cell office:value-type="string">
            <text:p>Touch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dust-devil">Dust Devil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earthbind">Earthbind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300 feet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<text:a xlink:href="http://dnd5e.wikidot.com/spell:enhance-ability">Enhance Ability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enlarge-reduce">Enlarge/Reduce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enthrall">Enthrall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1 minute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find-steed">Find Steed</text:a></text:p>
          </table:table-cell>
          <table:table-cell office:value-type="string">
            <text:p>Conjuration</text:p>
          </table:table-cell>
          <table:table-cell office:value-type="string">
            <text:p>10 Minutes</text:p>
          </table:table-cell>
          <table:table-cell office:value-type="string">
            <text:p>3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find-traps">Find Traps</text:a></text:p>
          </table:table-cell>
          <table:table-cell office:value-type="string">
            <text:p>Divin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find-vehicle">Find Vehicle (UA)</text:a></text:p>
          </table:table-cell>
          <table:table-cell office:value-type="string">
            <text:p>Conjuration T</text:p>
          </table:table-cell>
          <table:table-cell office:value-type="string">
            <text:p>10 Minutes</text:p>
          </table:table-cell>
          <table:table-cell office:value-type="string">
            <text:p>30 feet</text:p>
          </table:table-cell>
          <table:table-cell office:value-type="string">
            <text:p>8 hours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flame-blade">Flame Blade</text:a></text:p>
          </table:table-cell>
          <table:table-cell office:value-type="string">
            <text:p>Evoc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flaming-sphere">Flaming Sphere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flock-of-familiars">Flock of Familiars</text:a></text:p>
          </table:table-cell>
          <table:table-cell office:value-type="string">
            <text:p>Conjuration</text:p>
          </table:table-cell>
          <table:table-cell office:value-type="string">
            <text:p>1 Minute</text:p>
          </table:table-cell>
          <table:table-cell office:value-type="string">
            <text:p>Touch</text:p>
          </table:table-cell>
          <table:table-cell office:value-type="string">
            <text:p>Concentration, up to 1 hour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fortunes-favor">Fortune's Favor</text:a></text:p>
          </table:table-cell>
          <table:table-cell office:value-type="string">
            <text:p>Divination D</text:p>
          </table:table-cell>
          <table:table-cell office:value-type="string">
            <text:p>1 Minute</text:p>
          </table:table-cell>
          <table:table-cell office:value-type="string">
            <text:p>60 feet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gentle-repose">Gentle Repose</text:a></text:p>
          </table:table-cell>
          <table:table-cell office:value-type="string">
            <text:p>Necromancy</text:p>
          </table:table-cell>
          <table:table-cell office:value-type="string">
            <text:p>1 Action R</text:p>
          </table:table-cell>
          <table:table-cell office:value-type="string">
            <text:p>Touch</text:p>
          </table:table-cell>
          <table:table-cell office:value-type="string">
            <text:p>10 day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gift-of-gab">Gift of Gab</text:a></text:p>
          </table:table-cell>
          <table:table-cell office:value-type="string">
            <text:p>Enchantment</text:p>
          </table:table-cell>
          <table:table-cell office:value-type="string">
            <text:p>Reaction</text:p>
          </table:table-cell>
          <table:table-cell office:value-type="string">
            <text:p>Self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gust-of-wind">Gust of Wind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60-foot line)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healing-spirit">Healing Spirit</text:a></text:p>
          </table:table-cell>
          <table:table-cell office:value-type="string">
            <text:p>Conjuration</text:p>
          </table:table-cell>
          <table:table-cell office:value-type="string">
            <text:p>1 Bonus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heat-metal">Heat Metal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hold-person">Hold Person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icingdeath-s-frost">Icingdeath's Frost (UA)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15-foot cone)</text:p>
          </table:table-cell>
          <table:table-cell office:value-type="string">
            <text:p>Instantaneous</text:p>
          </table:table-cell>
          <table:table-cell office:value-type="string">
            <text:p>S, M</text:p>
          </table:table-cell>
        </table:table-row>
        <table:table-row table:style-name="ro2">
          <table:table-cell office:value-type="string">
            <text:p><text:a xlink:href="http://dnd5e.wikidot.com/spell:immovable-object">Immovable Object</text:a></text:p>
          </table:table-cell>
          <table:table-cell office:value-type="string">
            <text:p>Transmutation DG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invisibility">Invisibility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jims-glowing-coin">Jim's Glowing Coin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1 minute</text:p>
          </table:table-cell>
          <table:table-cell office:value-type="string">
            <text:p>S, M</text:p>
          </table:table-cell>
        </table:table-row>
        <table:table-row table:style-name="ro3">
          <table:table-cell office:value-type="string">
            <text:p><text:a xlink:href="http://dnd5e.wikidot.com/spell:kinetic-jaunt">Kinetic Jaunt</text:a></text:p>
          </table:table-cell>
          <table:table-cell office:value-type="string">
            <text:p>Transmut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string">
            <text:p><text:a xlink:href="http://dnd5e.wikidot.com/spell:knock">Knock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<text:a xlink:href="http://dnd5e.wikidot.com/spell:lesser-restoration">Lesser Restoration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levitate">Levitate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locate-animals-or-plants">Locate Animals or Plants</text:a></text:p>
          </table:table-cell>
          <table:table-cell office:value-type="string">
            <text:p>Divination</text:p>
          </table:table-cell>
          <table:table-cell office:value-type="string">
            <text:p>1 Action R</text:p>
          </table:table-cell>
          <table:table-cell office:value-type="string">
            <text:p>Self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locate-object">Locate Object</text:a></text:p>
          </table:table-cell>
          <table:table-cell office:value-type="string">
            <text:p>Divin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magic-mouth">Magic Mouth</text:a></text:p>
          </table:table-cell>
          <table:table-cell office:value-type="string">
            <text:p>Illusion</text:p>
          </table:table-cell>
          <table:table-cell office:value-type="string">
            <text:p>1 Minute R</text:p>
          </table:table-cell>
          <table:table-cell office:value-type="string">
            <text:p>30 feet</text:p>
          </table:table-cell>
          <table:table-cell office:value-type="string">
            <text:p>Until dispelled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magic-weapon">Magic Weapon</text:a></text:p>
          </table:table-cell>
          <table:table-cell office:value-type="string">
            <text:p>Transmutation</text:p>
          </table:table-cell>
          <table:table-cell office:value-type="string">
            <text:p>1 Bonus Action</text:p>
          </table:table-cell>
          <table:table-cell office:value-type="string">
            <text:p>Touch</text:p>
          </table:table-cell>
          <table:table-cell office:value-type="string">
            <text:p>Concentration, up to 1 hour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maximillians-earthen-grasp">Maximillian's Earthen Grasp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melfs-acid-arrow">Melf's Acid Arrow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mental-barrier">Mental Barrier (UA)</text:a></text:p>
          </table:table-cell>
          <table:table-cell office:value-type="string">
            <text:p>Abjuration</text:p>
          </table:table-cell>
          <table:table-cell office:value-type="string">
            <text:p>1 Reaction</text:p>
          </table:table-cell>
          <table:table-cell office:value-type="string">
            <text:p>Self</text:p>
          </table:table-cell>
          <table:table-cell office:value-type="string">
            <text:p>1 round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<text:a xlink:href="http://dnd5e.wikidot.com/spell:mind-spike">Mind Spike</text:a></text:p>
          </table:table-cell>
          <table:table-cell office:value-type="string">
            <text:p>Divin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hour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string">
            <text:p><text:a xlink:href="http://dnd5e.wikidot.com/spell:mind-thrust">Mind Thrust (UA)</text:a></text:p>
          </table:table-cell>
          <table:table-cell office:value-type="string">
            <text:p>Enchantment</text:p>
          </table:table-cell>
          <table:table-cell office:value-type="string">
            <text:p>1 Bonus Action</text:p>
          </table:table-cell>
          <table:table-cell office:value-type="string">
            <text:p>60 feet</text:p>
          </table:table-cell>
          <table:table-cell office:value-type="string">
            <text:p>1 round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mirror-image">Mirror Image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1 minute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misty-step">Misty Step</text:a></text:p>
          </table:table-cell>
          <table:table-cell office:value-type="string">
            <text:p>Conjur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</table:table-row>
        <table:table-row table:style-name="ro3">
          <table:table-cell office:value-type="string">
            <text:p><text:a xlink:href="http://dnd5e.wikidot.com/spell:moonbeam">Moonbeam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nathairs-mischief">Nathair's Mischief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60ft</text:p>
          </table:table-cell>
          <table:table-cell office:value-type="string">
            <text:p>Concentration, up to 1 minute</text:p>
          </table:table-cell>
          <table:table-cell office:value-type="string">
            <text:p>S, M</text:p>
          </table:table-cell>
        </table:table-row>
        <table:table-row table:style-name="ro3">
          <table:table-cell office:value-type="string">
            <text:p><text:a xlink:href="http://dnd5e.wikidot.com/spell:nathairs-mischief-ua">Nathair's Mischief (UA)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S, M</text:p>
          </table:table-cell>
        </table:table-row>
        <table:table-row table:style-name="ro1">
          <table:table-cell office:value-type="string">
            <text:p><text:a xlink:href="http://dnd5e.wikidot.com/spell:nystuls-magic-aura">Nystul's Magic Aura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24 hour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pass-without-trace">Pass Without Trace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phantasmal-force">Phantasmal Force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prayer-of-healing">Prayer of Healing</text:a></text:p>
          </table:table-cell>
          <table:table-cell office:value-type="string">
            <text:p>Evocation</text:p>
          </table:table-cell>
          <table:table-cell office:value-type="string">
            <text:p>10 Minutes</text:p>
          </table:table-cell>
          <table:table-cell office:value-type="string">
            <text:p>30 feet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<text:a xlink:href="http://dnd5e.wikidot.com/spell:protection-from-poison">Protection from Poison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1 hour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pyrotechnics">Pyrotechnics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ray-of-enfeeblement">Ray of Enfeeblement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rimes-binding-ice">Rime's Binding Ic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30-foot cone)</text:p>
          </table:table-cell>
          <table:table-cell office:value-type="string">
            <text:p>Instantaneous</text:p>
          </table:table-cell>
          <table:table-cell office:value-type="string">
            <text:p>S, M</text:p>
          </table:table-cell>
        </table:table-row>
        <table:table-row table:style-name="ro2">
          <table:table-cell office:value-type="string">
            <text:p><text:a xlink:href="http://dnd5e.wikidot.com/spell:rope-trick">Rope Trick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scorching-ray">Scorching Ray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see-invisibility">See Invisibility</text:a></text:p>
          </table:table-cell>
          <table:table-cell office:value-type="string">
            <text:p>Divin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shadow-blade">Shadow Blade</text:a></text:p>
          </table:table-cell>
          <table:table-cell office:value-type="string">
            <text:p>Illus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shatter">Shatter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silence">Silence</text:a></text:p>
          </table:table-cell>
          <table:table-cell office:value-type="string">
            <text:p>Illusion</text:p>
          </table:table-cell>
          <table:table-cell office:value-type="string">
            <text:p>1 Action R</text:p>
          </table:table-cell>
          <table:table-cell office:value-type="string">
            <text:p>120 feet</text:p>
          </table:table-cell>
          <table:table-cell office:value-type="string">
            <text:p>Concentration, up to 10 minutes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skywrite">Skywrite</text:a></text:p>
          </table:table-cell>
          <table:table-cell office:value-type="string">
            <text:p>Transmutation</text:p>
          </table:table-cell>
          <table:table-cell office:value-type="string">
            <text:p>1 Action R</text:p>
          </table:table-cell>
          <table:table-cell office:value-type="string">
            <text:p>Sight</text:p>
          </table:table-cell>
          <table:table-cell office:value-type="string">
            <text:p>Concentration, up to 1 day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snillocs-snowball-storm">Snilloc's Snowball Storm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spider-climb">Spider Climb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spike-growth">Spike Growth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150 feet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spiritual-weapon">Spiritual Weapon</text:a></text:p>
          </table:table-cell>
          <table:table-cell office:value-type="string">
            <text:p>Evocation</text:p>
          </table:table-cell>
          <table:table-cell office:value-type="string">
            <text:p>1 Bonus Action</text:p>
          </table:table-cell>
          <table:table-cell office:value-type="string">
            <text:p>60 feet</text:p>
          </table:table-cell>
          <table:table-cell office:value-type="string">
            <text:p>1 minute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spray-of-cards">Spray Of Cards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Self (15-foot cone)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spray-of-cards-ua">Spray of Cards (UA)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15-foot cone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suggestion">Suggestion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8 hours</text:p>
          </table:table-cell>
          <table:table-cell office:value-type="string">
            <text:p>V, M</text:p>
          </table:table-cell>
        </table:table-row>
        <table:table-row table:style-name="ro2">
          <table:table-cell office:value-type="string">
            <text:p><text:a xlink:href="http://dnd5e.wikidot.com/spell:summon-beast">Summon Beast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tashas-mind-whip">Tasha's Mind Whip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1 round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<text:a xlink:href="http://dnd5e.wikidot.com/spell:thought-shield">Thought Shield (UA)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8 hour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vortex-warp">Vortex Warp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warding-bond">Warding Bond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warding-wind">Warding Wind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0 minutes</text:p>
          </table:table-cell>
          <table:table-cell office:value-type="string">
            <text:p>V</text:p>
          </table:table-cell>
        </table:table-row>
        <table:table-row table:style-name="ro3">
          <table:table-cell office:value-type="string">
            <text:p><text:a xlink:href="http://dnd5e.wikidot.com/spell:warp-sense">Warp Sense</text:a></text:p>
          </table:table-cell>
          <table:table-cell office:value-type="string">
            <text:p>Divin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web">Web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wither-and-bloom">Wither and Bloom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wristpocket">Wristpocket</text:a></text:p>
          </table:table-cell>
          <table:table-cell office:value-type="string">
            <text:p>Conjuration D</text:p>
          </table:table-cell>
          <table:table-cell office:value-type="string">
            <text:p>1 Action R</text:p>
          </table:table-cell>
          <table:table-cell office:value-type="string">
            <text:p>Self</text:p>
          </table:table-cell>
          <table:table-cell office:value-type="string">
            <text:p>Concentration, up to 1 hour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<text:a xlink:href="http://dnd5e.wikidot.com/spell:zone-of-truth">Zone of Truth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10 minutes</text:p>
          </table:table-cell>
          <table:table-cell office:value-type="string">
            <text:p>V, S</text:p>
          </table:table-cell>
        </table:table-row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1" office:value-type="string">
            <text:p>Casting Time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Components</text:p>
          </table:table-cell>
        </table:table-row>
        <table:table-row table:style-name="ro1">
          <table:table-cell office:value-type="string">
            <text:p><text:a xlink:href="http://dnd5e.wikidot.com/spell:animate-dead">Animate Dead</text:a></text:p>
          </table:table-cell>
          <table:table-cell office:value-type="string">
            <text:p>Necromancy</text:p>
          </table:table-cell>
          <table:table-cell office:value-type="string">
            <text:p>1 Minute</text:p>
          </table:table-cell>
          <table:table-cell office:value-type="string">
            <text:p>1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antagonize">Antagonize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antagonize-ua">Antagonize (UA)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ashardalons-stride">Ashardalon's Stride</text:a></text:p>
          </table:table-cell>
          <table:table-cell office:value-type="string">
            <text:p>Transmut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S</text:p>
          </table:table-cell>
        </table:table-row>
        <table:table-row table:style-name="ro3">
          <table:table-cell office:value-type="string">
            <text:p><text:a xlink:href="http://dnd5e.wikidot.com/spell:aura-of-vitality">Aura of Vitality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30-foot radius)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</table:table-row>
        <table:table-row table:style-name="ro3">
          <table:table-cell office:value-type="string">
            <text:p><text:a xlink:href="http://dnd5e.wikidot.com/spell:beacon-of-hope">Beacon of Hope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bestow-curse">Bestow Curse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blinding-smite">Blinding Smite</text:a></text:p>
          </table:table-cell>
          <table:table-cell office:value-type="string">
            <text:p>Evoc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<text:a xlink:href="http://dnd5e.wikidot.com/spell:blink">Blink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1 minute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call-lightning">Call Lightning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0 minute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catnap">Catnap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10 minutes</text:p>
          </table:table-cell>
          <table:table-cell office:value-type="string">
            <text:p>S, M</text:p>
          </table:table-cell>
        </table:table-row>
        <table:table-row table:style-name="ro3">
          <table:table-cell office:value-type="string">
            <text:p><text:a xlink:href="http://dnd5e.wikidot.com/spell:clairvoyance">Clairvoyance</text:a></text:p>
          </table:table-cell>
          <table:table-cell office:value-type="string">
            <text:p>Divination</text:p>
          </table:table-cell>
          <table:table-cell office:value-type="string">
            <text:p>10 Minutes</text:p>
          </table:table-cell>
          <table:table-cell office:value-type="string">
            <text:p>1 mile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conjure-animals">Conjure Animals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hour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conjure-barrage">Conjure Barrage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Self (60-foot cone)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conjure-lesser-demon">Conjure Lesser Demon (UA)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counterspell">Counterspell</text:a></text:p>
          </table:table-cell>
          <table:table-cell office:value-type="string">
            <text:p>Abjuration</text:p>
          </table:table-cell>
          <table:table-cell office:value-type="string">
            <text:p>1 Re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<text:a xlink:href="http://dnd5e.wikidot.com/spell:create-food-and-water">Create Food and Water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crusaders-mantle">Crusader's Mantl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<text:a xlink:href="http://dnd5e.wikidot.com/spell:daylight">Daylight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1 hour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dispel-magic">Dispel Magic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elemental-weapon">Elemental Weapon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, up to 1 hour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enemies-abound">Enemies Abound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erupting-earth">Erupting Earth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fast-friends">Fast Friends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1 hour</text:p>
          </table:table-cell>
          <table:table-cell office:value-type="string">
            <text:p>V</text:p>
          </table:table-cell>
        </table:table-row>
        <table:table-row table:style-name="ro3">
          <table:table-cell office:value-type="string">
            <text:p><text:a xlink:href="http://dnd5e.wikidot.com/spell:fear">Fear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Self (30-foot cone)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feign-death">Feign Death</text:a></text:p>
          </table:table-cell>
          <table:table-cell office:value-type="string">
            <text:p>Necromancy</text:p>
          </table:table-cell>
          <table:table-cell office:value-type="string">
            <text:p>1 Action R</text:p>
          </table:table-cell>
          <table:table-cell office:value-type="string">
            <text:p>Touch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fireball">Fireball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5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flame-arrows">Flame Arrows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, up to 1 hour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flame-stride">Flame Stride (UA)</text:a></text:p>
          </table:table-cell>
          <table:table-cell office:value-type="string">
            <text:p>Transmut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fly">Fly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freedom-of-the-waves">Freedom of the Waves (HB)</text:a></text:p>
          </table:table-cell>
          <table:table-cell office:value-type="string">
            <text:p>Conjuration HB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galders-tower">Galder's Tower</text:a></text:p>
          </table:table-cell>
          <table:table-cell office:value-type="string">
            <text:p>Conjuration</text:p>
          </table:table-cell>
          <table:table-cell office:value-type="string">
            <text:p>10 Minutes</text:p>
          </table:table-cell>
          <table:table-cell office:value-type="string">
            <text:p>30 feet</text:p>
          </table:table-cell>
          <table:table-cell office:value-type="string">
            <text:p>24 hour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gaseous-form">Gaseous Form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glyph-of-warding">Glyph of Warding</text:a></text:p>
          </table:table-cell>
          <table:table-cell office:value-type="string">
            <text:p>Abjuration</text:p>
          </table:table-cell>
          <table:table-cell office:value-type="string">
            <text:p>1 Hour</text:p>
          </table:table-cell>
          <table:table-cell office:value-type="string">
            <text:p>Touch</text:p>
          </table:table-cell>
          <table:table-cell office:value-type="string">
            <text:p>Until dispelled or triggered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haste">Haste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haywire">Haywire (UA)</text:a></text:p>
          </table:table-cell>
          <table:table-cell office:value-type="string">
            <text:p>Enchantment T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house-of-cards-ua">House of Cards (UA)</text:a></text:p>
          </table:table-cell>
          <table:table-cell office:value-type="string">
            <text:p>Conjuration</text:p>
          </table:table-cell>
          <table:table-cell office:value-type="string">
            <text:p>1 Minute</text:p>
          </table:table-cell>
          <table:table-cell office:value-type="string">
            <text:p>Touch</text:p>
          </table:table-cell>
          <table:table-cell office:value-type="string">
            <text:p>24 hours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hunger-of-hadar">Hunger Of Hadar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15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hypnotic-pattern">Hypnotic Pattern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 minute</text:p>
          </table:table-cell>
          <table:table-cell office:value-type="string">
            <text:p>S, M</text:p>
          </table:table-cell>
        </table:table-row>
        <table:table-row table:style-name="ro3">
          <table:table-cell office:value-type="string">
            <text:p><text:a xlink:href="http://dnd5e.wikidot.com/spell:incite-greed">Incite Greed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intellect-fortress">Intellect Fortress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1 hour</text:p>
          </table:table-cell>
          <table:table-cell office:value-type="string">
            <text:p>V</text:p>
          </table:table-cell>
        </table:table-row>
        <table:table-row table:style-name="ro3">
          <table:table-cell office:value-type="string">
            <text:p><text:a xlink:href="http://dnd5e.wikidot.com/spell:invisibility-to-cameras">Invisibility To Cameras (UA)</text:a></text:p>
          </table:table-cell>
          <table:table-cell office:value-type="string">
            <text:p>Illusion T</text:p>
          </table:table-cell>
          <table:table-cell office:value-type="string">
            <text:p>1 Action</text:p>
          </table:table-cell>
          <table:table-cell office:value-type="string">
            <text:p>1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leomunds-tiny-hut">Leomund's Tiny Hut</text:a></text:p>
          </table:table-cell>
          <table:table-cell office:value-type="string">
            <text:p>Evocation</text:p>
          </table:table-cell>
          <table:table-cell office:value-type="string">
            <text:p>1 Minute R</text:p>
          </table:table-cell>
          <table:table-cell office:value-type="string">
            <text:p>Self (10-foot radius hemisphere)</text:p>
          </table:table-cell>
          <table:table-cell office:value-type="string">
            <text:p>8 hour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life-transference">Life Transference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lightning-arrow">Lightning Arrow</text:a></text:p>
          </table:table-cell>
          <table:table-cell office:value-type="string">
            <text:p>Transmut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lightning-bolt">Lightning Bolt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100-foot line)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magic-circle">Magic Circle</text:a></text:p>
          </table:table-cell>
          <table:table-cell office:value-type="string">
            <text:p>Abjuration</text:p>
          </table:table-cell>
          <table:table-cell office:value-type="string">
            <text:p>1 Minute</text:p>
          </table:table-cell>
          <table:table-cell office:value-type="string">
            <text:p>10 feet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major-image">Major Image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mass-healing-word">Mass Healing Word</text:a></text:p>
          </table:table-cell>
          <table:table-cell office:value-type="string">
            <text:p>Evocation</text:p>
          </table:table-cell>
          <table:table-cell office:value-type="string">
            <text:p>1 Bonus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<text:a xlink:href="http://dnd5e.wikidot.com/spell:meld-into-stone">Meld into Stone</text:a></text:p>
          </table:table-cell>
          <table:table-cell office:value-type="string">
            <text:p>Transmutation</text:p>
          </table:table-cell>
          <table:table-cell office:value-type="string">
            <text:p>1 Action R</text:p>
          </table:table-cell>
          <table:table-cell office:value-type="string">
            <text:p>Touch</text:p>
          </table:table-cell>
          <table:table-cell office:value-type="string">
            <text:p>8 hours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melfs-minute-meteors">Melf's Minute Meteors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120 feet)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motivational-speech">Motivational Speech</text:a></text:p>
          </table:table-cell>
          <table:table-cell office:value-type="string">
            <text:p>Enchantment</text:p>
          </table:table-cell>
          <table:table-cell office:value-type="string">
            <text:p>1 hour</text:p>
          </table:table-cell>
          <table:table-cell office:value-type="string">
            <text:p>60 feet</text:p>
          </table:table-cell>
          <table:table-cell office:value-type="string">
            <text:p>1 hour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<text:a xlink:href="http://dnd5e.wikidot.com/spell:nondetection">Nondetection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8 hour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phantom-steed">Phantom Steed</text:a></text:p>
          </table:table-cell>
          <table:table-cell office:value-type="string">
            <text:p>Illusion</text:p>
          </table:table-cell>
          <table:table-cell office:value-type="string">
            <text:p>1 Minute R</text:p>
          </table:table-cell>
          <table:table-cell office:value-type="string">
            <text:p>30 feet</text:p>
          </table:table-cell>
          <table:table-cell office:value-type="string">
            <text:p>1 hour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plant-growth">Plant Growth</text:a></text:p>
          </table:table-cell>
          <table:table-cell office:value-type="string">
            <text:p>Transmutation</text:p>
          </table:table-cell>
          <table:table-cell office:value-type="string">
            <text:p>1 Action or 8 Hours</text:p>
          </table:table-cell>
          <table:table-cell office:value-type="string">
            <text:p>15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protection-from-ballistics">Protection from Ballistics (UA)</text:a></text:p>
          </table:table-cell>
          <table:table-cell office:value-type="string">
            <text:p>Abjuration T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protection-from-energy">Protection from Energy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, up to 1 hour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psionic-blast">Psionic Blast (UA)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30-foot cone)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<text:a xlink:href="http://dnd5e.wikidot.com/spell:pulse-wave">Pulse Wave</text:a></text:p>
          </table:table-cell>
          <table:table-cell office:value-type="string">
            <text:p>Evocation D</text:p>
          </table:table-cell>
          <table:table-cell office:value-type="string">
            <text:p>1 Action</text:p>
          </table:table-cell>
          <table:table-cell office:value-type="string">
            <text:p>Self (30-foot cone)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remove-curse">Remove Curse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revivify">Revivify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sending">Sending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Unlimited</text:p>
          </table:table-cell>
          <table:table-cell office:value-type="string">
            <text:p>1 round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sleet-storm">Sleet Storm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slow">Slow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speak-with-dead">Speak with Dead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10 feet</text:p>
          </table:table-cell>
          <table:table-cell office:value-type="string">
            <text:p>10 minute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speak-with-plants">Speak with Plants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Self (30-foot radius)</text:p>
          </table:table-cell>
          <table:table-cell office:value-type="string">
            <text:p>10 minutes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spirit-guardians">Spirit Guardians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Self (15-foot radius)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spirit-shroud">Spirit Shroud</text:a></text:p>
          </table:table-cell>
          <table:table-cell office:value-type="string">
            <text:p>Necromancy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stinking-cloud">Stinking Cloud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summon-fey">Summon Fey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summon-lesser-demons">Summon Lesser Demons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summon-shadowspawn">Summon Shadowspawn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summon-undead">Summon Undead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summon-warrior-spirit">Summon Warrior Spirit (UA)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thunder-step">Thunder Step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<text:a xlink:href="http://dnd5e.wikidot.com/spell:tidal-wave">Tidal Wave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tiny-servant">Tiny Servant</text:a></text:p>
          </table:table-cell>
          <table:table-cell office:value-type="string">
            <text:p>Transmutation</text:p>
          </table:table-cell>
          <table:table-cell office:value-type="string">
            <text:p>1 Minute</text:p>
          </table:table-cell>
          <table:table-cell office:value-type="string">
            <text:p>Touch</text:p>
          </table:table-cell>
          <table:table-cell office:value-type="string">
            <text:p>8 hour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tongues">Tongues</text:a></text:p>
          </table:table-cell>
          <table:table-cell office:value-type="string">
            <text:p>Divin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1 hour</text:p>
          </table:table-cell>
          <table:table-cell office:value-type="string">
            <text:p>V, M</text:p>
          </table:table-cell>
        </table:table-row>
        <table:table-row table:style-name="ro3">
          <table:table-cell office:value-type="string">
            <text:p><text:a xlink:href="http://dnd5e.wikidot.com/spell:vampiric-touch">Vampiric Touch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wall-of-sand">Wall of Sand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wall-of-water">Wall of Water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water-breathing">Water Breathing</text:a></text:p>
          </table:table-cell>
          <table:table-cell office:value-type="string">
            <text:p>Transmutation</text:p>
          </table:table-cell>
          <table:table-cell office:value-type="string">
            <text:p>1 Action R</text:p>
          </table:table-cell>
          <table:table-cell office:value-type="string">
            <text:p>30 feet</text:p>
          </table:table-cell>
          <table:table-cell office:value-type="string">
            <text:p>24 hour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water-walk">Water Walk</text:a></text:p>
          </table:table-cell>
          <table:table-cell office:value-type="string">
            <text:p>Transmutation</text:p>
          </table:table-cell>
          <table:table-cell office:value-type="string">
            <text:p>1 Action R</text:p>
          </table:table-cell>
          <table:table-cell office:value-type="string">
            <text:p>30 feet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wind-wall">Wind Wall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1" office:value-type="string">
            <text:p>Casting Time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Components</text:p>
          </table:table-cell>
        </table:table-row>
        <table:table-row table:style-name="ro2">
          <table:table-cell office:value-type="string">
            <text:p><text:a xlink:href="http://dnd5e.wikidot.com/spell:arcane-eye">Arcane Eye</text:a></text:p>
          </table:table-cell>
          <table:table-cell office:value-type="string">
            <text:p>Divin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aura-of-life">Aura of Life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Self (30-foot radius)</text:p>
          </table:table-cell>
          <table:table-cell office:value-type="string">
            <text:p>Concentration, up to 10 minutes</text:p>
          </table:table-cell>
          <table:table-cell office:value-type="string">
            <text:p>V</text:p>
          </table:table-cell>
        </table:table-row>
        <table:table-row table:style-name="ro3">
          <table:table-cell office:value-type="string">
            <text:p><text:a xlink:href="http://dnd5e.wikidot.com/spell:aura-of-purity">Aura of Purity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Self (30-foot radius)</text:p>
          </table:table-cell>
          <table:table-cell office:value-type="string">
            <text:p>Concentration, up to 10 minutes</text:p>
          </table:table-cell>
          <table:table-cell office:value-type="string">
            <text:p>V</text:p>
          </table:table-cell>
        </table:table-row>
        <table:table-row table:style-name="ro3">
          <table:table-cell office:value-type="string">
            <text:p><text:a xlink:href="http://dnd5e.wikidot.com/spell:banishment">Banishment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blight">Blight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charm-monster">Charm Monster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1 hour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compulsion">Compulsion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confusion">Confusion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conjure-barlgura">Conjure Barlgura (UA)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Up to 10 minute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conjure-knowbot">Conjure Knowbot (UA)</text:a></text:p>
          </table:table-cell>
          <table:table-cell office:value-type="string">
            <text:p>Conjuration T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10 minutes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conjure-minor-elementals">Conjure Minor Elementals</text:a></text:p>
          </table:table-cell>
          <table:table-cell office:value-type="string">
            <text:p>Conjuration</text:p>
          </table:table-cell>
          <table:table-cell office:value-type="string">
            <text:p>1 Minute</text:p>
          </table:table-cell>
          <table:table-cell office:value-type="string">
            <text:p>90 feet</text:p>
          </table:table-cell>
          <table:table-cell office:value-type="string">
            <text:p>Concentration, up to 1 hour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conjure-shadow-demon">Conjure Shadow Demon (UA)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conjure-woodland-beings">Conjure Woodland Beings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control-water">Control Water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300 feet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death-ward">Death Ward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8 hour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dimension-door">Dimension Door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500 feet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<text:a xlink:href="http://dnd5e.wikidot.com/spell:divination">Divination</text:a></text:p>
          </table:table-cell>
          <table:table-cell office:value-type="string">
            <text:p>Divination</text:p>
          </table:table-cell>
          <table:table-cell office:value-type="string">
            <text:p>1 Action R</text:p>
          </table:table-cell>
          <table:table-cell office:value-type="string">
            <text:p>Self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dominate-beast">Dominate Beast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ego-whip">Ego Whip (UA)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</table:table-row>
        <table:table-row table:style-name="ro3">
          <table:table-cell office:value-type="string">
            <text:p><text:a xlink:href="http://dnd5e.wikidot.com/spell:elemental-bane">Elemental Bane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evards-black-tentacles">Evard's Black Tentacles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fabricate">Fabricate</text:a></text:p>
          </table:table-cell>
          <table:table-cell office:value-type="string">
            <text:p>Transmutation</text:p>
          </table:table-cell>
          <table:table-cell office:value-type="string">
            <text:p>10 Minutes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find-greater-steed">Find Greater Steed</text:a></text:p>
          </table:table-cell>
          <table:table-cell office:value-type="string">
            <text:p>Conjuration</text:p>
          </table:table-cell>
          <table:table-cell office:value-type="string">
            <text:p>10 Minutes</text:p>
          </table:table-cell>
          <table:table-cell office:value-type="string">
            <text:p>3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fire-shield">Fire Shield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10 minute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freedom-of-movement">Freedom of Movement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galders-speedy-courier">Galder's Speedy Courier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10 feet</text:p>
          </table:table-cell>
          <table:table-cell office:value-type="string">
            <text:p>10 minute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gate-seal">Gate Seal</text:a></text:p>
          </table:table-cell>
          <table:table-cell office:value-type="string">
            <text:p>Abjuration</text:p>
          </table:table-cell>
          <table:table-cell office:value-type="string">
            <text:p>1 Minute</text:p>
          </table:table-cell>
          <table:table-cell office:value-type="string">
            <text:p>60 feet</text:p>
          </table:table-cell>
          <table:table-cell office:value-type="string">
            <text:p>24 hours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giant-insect">Giant Insect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10 minutes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grasping-vine">Grasping Vine</text:a></text:p>
          </table:table-cell>
          <table:table-cell office:value-type="string">
            <text:p>Conjuration</text:p>
          </table:table-cell>
          <table:table-cell office:value-type="string">
            <text:p>1 Bonus Action</text:p>
          </table:table-cell>
          <table:table-cell office:value-type="string">
            <text:p>3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gravity-sinkhole">Gravity Sinkhole</text:a></text:p>
          </table:table-cell>
          <table:table-cell office:value-type="string">
            <text:p>Evocation DG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greater-invisibility">Greater Invisibility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guardian-of-faith">Guardian of Faith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8 hours</text:p>
          </table:table-cell>
          <table:table-cell office:value-type="string">
            <text:p>V</text:p>
          </table:table-cell>
        </table:table-row>
        <table:table-row table:style-name="ro3">
          <table:table-cell office:value-type="string">
            <text:p><text:a xlink:href="http://dnd5e.wikidot.com/spell:guardian-of-nature">Guardian of Nature</text:a></text:p>
          </table:table-cell>
          <table:table-cell office:value-type="string">
            <text:p>Transmut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<text:a xlink:href="http://dnd5e.wikidot.com/spell:hallucinatory-terrain">Hallucinatory Terrain</text:a></text:p>
          </table:table-cell>
          <table:table-cell office:value-type="string">
            <text:p>Illusion</text:p>
          </table:table-cell>
          <table:table-cell office:value-type="string">
            <text:p>10 Minutes</text:p>
          </table:table-cell>
          <table:table-cell office:value-type="string">
            <text:p>300 feet</text:p>
          </table:table-cell>
          <table:table-cell office:value-type="string">
            <text:p>24 hour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ice-storm">Ice Storm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30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leomunds-secret-chest">Leomund's Secret Chest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locate-creature">Locate Creature</text:a></text:p>
          </table:table-cell>
          <table:table-cell office:value-type="string">
            <text:p>Divin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mordenkainens-faithful-hound">Mordenkainen's Faithful Hound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8 hour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mordenkainens-private-sanctum">Mordenkainen's Private Sanctum</text:a></text:p>
          </table:table-cell>
          <table:table-cell office:value-type="string">
            <text:p>Abjuration</text:p>
          </table:table-cell>
          <table:table-cell office:value-type="string">
            <text:p>10 minutes</text:p>
          </table:table-cell>
          <table:table-cell office:value-type="string">
            <text:p>120 feet</text:p>
          </table:table-cell>
          <table:table-cell office:value-type="string">
            <text:p>24 hours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otilukes-resilient-sphere">Otiluke's Resilient Spher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phantasmal-killer">Phantasmal Killer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polymorph">Polymorph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raulothims-psychic-lance">Raulothim's Psychic Lance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<text:a xlink:href="http://dnd5e.wikidot.com/spell:raulothims-psychic-lance-ua">Raulothim's Psychic Lance (UA)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</table:table-row>
        <table:table-row table:style-name="ro3">
          <table:table-cell office:value-type="string">
            <text:p><text:a xlink:href="http://dnd5e.wikidot.com/spell:shadow-of-moil">Shadow Of Moil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sickening-radiance">Sickening Radianc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0 minutes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spirit-of-death">Spirit Of Death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spirit-of-death-ua">Spirit of Death (UA)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staggering-smite">Staggering Smite</text:a></text:p>
          </table:table-cell>
          <table:table-cell office:value-type="string">
            <text:p>Evoc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<text:a xlink:href="http://dnd5e.wikidot.com/spell:stone-shape">Stone Shape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stoneskin">Stoneskin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storm-sphere">Storm Spher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5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summon-aberration">Summon Aberration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summon-construct">Summon Construct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summon-elemental">Summon Elemental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summon-greater-demon">Summon Greater Demon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synchronicity">Synchronicity (UA)</text:a></text:p>
          </table:table-cell>
          <table:table-cell office:value-type="string">
            <text:p>Enchantment T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, up to 1 hour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system-backdoor">System Backdoor (UA)</text:a></text:p>
          </table:table-cell>
          <table:table-cell office:value-type="string">
            <text:p>Transmutation T</text:p>
          </table:table-cell>
          <table:table-cell office:value-type="string">
            <text:p>1 Minute</text:p>
          </table:table-cell>
          <table:table-cell office:value-type="string">
            <text:p>Self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vitriolic-sphere">Vitriolic Spher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5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wall-of-fire">Wall of Fir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watery-sphere">Watery Sphere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widogast-s-vault-of-amber-hb">Widogast's Vault of Amber (HB)</text:a></text:p>
          </table:table-cell>
          <table:table-cell office:value-type="string">
            <text:p>Transmutation</text:p>
          </table:table-cell>
          <table:table-cell office:value-type="string">
            <text:p>1 minute R</text:p>
          </table:table-cell>
          <table:table-cell office:value-type="string">
            <text:p>Touch</text:p>
          </table:table-cell>
          <table:table-cell office:value-type="string">
            <text:p>Until dispelled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widogast-s-web-of-fire-hb">Widogast's Web of Fire (HB)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1" office:value-type="string">
            <text:p>Casting Time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Components</text:p>
          </table:table-cell>
        </table:table-row>
        <table:table-row table:style-name="ro3">
          <table:table-cell office:value-type="string">
            <text:p><text:a xlink:href="http://dnd5e.wikidot.com/spell:animate-objects">Animate Objects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antilife-shell">Antilife Shell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Self (10-foot radius)</text:p>
          </table:table-cell>
          <table:table-cell office:value-type="string">
            <text:p>Concentration, up to 1 hour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awaken">Awaken</text:a></text:p>
          </table:table-cell>
          <table:table-cell office:value-type="string">
            <text:p>Transmutation</text:p>
          </table:table-cell>
          <table:table-cell office:value-type="string">
            <text:p>8 Hours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banishing-smite">Banishing Smite</text:a></text:p>
          </table:table-cell>
          <table:table-cell office:value-type="string">
            <text:p>Abjur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</table:table-row>
        <table:table-row table:style-name="ro3">
          <table:table-cell office:value-type="string">
            <text:p><text:a xlink:href="http://dnd5e.wikidot.com/spell:bigbys-hand">Bigby's Hand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circle-of-power">Circle of Power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Self (30-foot radius)</text:p>
          </table:table-cell>
          <table:table-cell office:value-type="string">
            <text:p>Concentration, up to 10 minutes</text:p>
          </table:table-cell>
          <table:table-cell office:value-type="string">
            <text:p>V</text:p>
          </table:table-cell>
        </table:table-row>
        <table:table-row table:style-name="ro3">
          <table:table-cell office:value-type="string">
            <text:p><text:a xlink:href="http://dnd5e.wikidot.com/spell:cloudkill">Cloudkill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0 minute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commune">Commune</text:a></text:p>
          </table:table-cell>
          <table:table-cell office:value-type="string">
            <text:p>Divination</text:p>
          </table:table-cell>
          <table:table-cell office:value-type="string">
            <text:p>1 Minute R</text:p>
          </table:table-cell>
          <table:table-cell office:value-type="string">
            <text:p>Self</text:p>
          </table:table-cell>
          <table:table-cell office:value-type="string">
            <text:p>1 minute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commune-with-city">Commune with City (UA)</text:a></text:p>
          </table:table-cell>
          <table:table-cell office:value-type="string">
            <text:p>Divination T</text:p>
          </table:table-cell>
          <table:table-cell office:value-type="string">
            <text:p>1 Minute R</text:p>
          </table:table-cell>
          <table:table-cell office:value-type="string">
            <text:p>Self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commune-with-nature">Commune with Nature</text:a></text:p>
          </table:table-cell>
          <table:table-cell office:value-type="string">
            <text:p>Divination</text:p>
          </table:table-cell>
          <table:table-cell office:value-type="string">
            <text:p>1 Minute R</text:p>
          </table:table-cell>
          <table:table-cell office:value-type="string">
            <text:p>Self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cone-of-cold">Cone of Cold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60-foot cone)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conjure-elemental">Conjure Elemental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conjure-volley">Conjure Volley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15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conjure-vrock">Conjure Vrock (UA)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contact-other-plane">Contact Other Plane</text:a></text:p>
          </table:table-cell>
          <table:table-cell office:value-type="string">
            <text:p>Divination</text:p>
          </table:table-cell>
          <table:table-cell office:value-type="string">
            <text:p>1 Minute R</text:p>
          </table:table-cell>
          <table:table-cell office:value-type="string">
            <text:p>Self</text:p>
          </table:table-cell>
          <table:table-cell office:value-type="string">
            <text:p>1 minute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<text:a xlink:href="http://dnd5e.wikidot.com/spell:contagion">Contagion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7 days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control-winds">Control Winds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300 feet</text:p>
          </table:table-cell>
          <table:table-cell office:value-type="string">
            <text:p>Concentration, up to 1 hour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create-spelljamming-helm">Create Spelljamming Helm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S,M</text:p>
          </table:table-cell>
        </table:table-row>
        <table:table-row table:style-name="ro1">
          <table:table-cell office:value-type="string">
            <text:p><text:a xlink:href="http://dnd5e.wikidot.com/spell:creation">Creation</text:a></text:p>
          </table:table-cell>
          <table:table-cell office:value-type="string">
            <text:p>Illusion</text:p>
          </table:table-cell>
          <table:table-cell office:value-type="string">
            <text:p>1 Minute</text:p>
          </table:table-cell>
          <table:table-cell office:value-type="string">
            <text:p>30 feet</text:p>
          </table:table-cell>
          <table:table-cell office:value-type="string">
            <text:p>Special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danse-macabre">Danse Macabre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hour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dawn">Dawn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destructive-wave">Destructive Wav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30-foot radius)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</table:table-row>
        <table:table-row table:style-name="ro3">
          <table:table-cell office:value-type="string">
            <text:p><text:a xlink:href="http://dnd5e.wikidot.com/spell:dispel-evil-and-good">Dispel Evil and Good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dominate-person">Dominate Person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dream">Dream</text:a></text:p>
          </table:table-cell>
          <table:table-cell office:value-type="string">
            <text:p>Illusion</text:p>
          </table:table-cell>
          <table:table-cell office:value-type="string">
            <text:p>1 Minute</text:p>
          </table:table-cell>
          <table:table-cell office:value-type="string">
            <text:p>Special</text:p>
          </table:table-cell>
          <table:table-cell office:value-type="string">
            <text:p>8 hours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enervation">Enervation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far-step">Far Step</text:a></text:p>
          </table:table-cell>
          <table:table-cell office:value-type="string">
            <text:p>Conjur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<text:a xlink:href="http://dnd5e.wikidot.com/spell:flame-strike">Flame Strik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freedom-of-the-winds">Freedom of the Winds (HB)</text:a></text:p>
          </table:table-cell>
          <table:table-cell office:value-type="string">
            <text:p>Abjuration HB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 up to 10 minute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geas">Geas</text:a></text:p>
          </table:table-cell>
          <table:table-cell office:value-type="string">
            <text:p>Enchantment</text:p>
          </table:table-cell>
          <table:table-cell office:value-type="string">
            <text:p>1 Minute</text:p>
          </table:table-cell>
          <table:table-cell office:value-type="string">
            <text:p>60 feet</text:p>
          </table:table-cell>
          <table:table-cell office:value-type="string">
            <text:p>30 days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<text:a xlink:href="http://dnd5e.wikidot.com/spell:greater-restoration">Greater Restoration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hallow">Hallow</text:a></text:p>
          </table:table-cell>
          <table:table-cell office:value-type="string">
            <text:p>Evocation</text:p>
          </table:table-cell>
          <table:table-cell office:value-type="string">
            <text:p>24 Hours</text:p>
          </table:table-cell>
          <table:table-cell office:value-type="string">
            <text:p>Touch</text:p>
          </table:table-cell>
          <table:table-cell office:value-type="string">
            <text:p>Until dispelled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hold-monster">Hold Monster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holy-weapon">Holy Weapon</text:a></text:p>
          </table:table-cell>
          <table:table-cell office:value-type="string">
            <text:p>Evocation</text:p>
          </table:table-cell>
          <table:table-cell office:value-type="string">
            <text:p>1 Bonus Action</text:p>
          </table:table-cell>
          <table:table-cell office:value-type="string">
            <text:p>Touch</text:p>
          </table:table-cell>
          <table:table-cell office:value-type="string">
            <text:p>Concentration, up to 1 hour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immolation">Immolation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<text:a xlink:href="http://dnd5e.wikidot.com/spell:infernal-calling">Infernal Calling</text:a></text:p>
          </table:table-cell>
          <table:table-cell office:value-type="string">
            <text:p>Conjuration</text:p>
          </table:table-cell>
          <table:table-cell office:value-type="string">
            <text:p>1 Minute</text:p>
          </table:table-cell>
          <table:table-cell office:value-type="string">
            <text:p>9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insect-plague">Insect Plague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300 feet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legend-lore">Legend Lore</text:a></text:p>
          </table:table-cell>
          <table:table-cell office:value-type="string">
            <text:p>Divination</text:p>
          </table:table-cell>
          <table:table-cell office:value-type="string">
            <text:p>10 Minutes</text:p>
          </table:table-cell>
          <table:table-cell office:value-type="string">
            <text:p>Self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maelstrom">Maelstrom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mass-cure-wounds">Mass Cure Wounds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mislead">Mislead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hour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string">
            <text:p><text:a xlink:href="http://dnd5e.wikidot.com/spell:modify-memory">Modify Memory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negative-energy-flood">Negative Energy Flood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M</text:p>
          </table:table-cell>
        </table:table-row>
        <table:table-row table:style-name="ro2">
          <table:table-cell office:value-type="string">
            <text:p><text:a xlink:href="http://dnd5e.wikidot.com/spell:passwall">Passwall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planar-binding">Planar Binding</text:a></text:p>
          </table:table-cell>
          <table:table-cell office:value-type="string">
            <text:p>Abjuration</text:p>
          </table:table-cell>
          <table:table-cell office:value-type="string">
            <text:p>1 Hour</text:p>
          </table:table-cell>
          <table:table-cell office:value-type="string">
            <text:p>60 feet</text:p>
          </table:table-cell>
          <table:table-cell office:value-type="string">
            <text:p>24 hour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raise-dead">Raise Dead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rarys-telepathic-bond">Rary's Telepathic Bond</text:a></text:p>
          </table:table-cell>
          <table:table-cell office:value-type="string">
            <text:p>Divination</text:p>
          </table:table-cell>
          <table:table-cell office:value-type="string">
            <text:p>1 Action R</text:p>
          </table:table-cell>
          <table:table-cell office:value-type="string">
            <text:p>30 feet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reincarnate">Reincarnate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scrying">Scrying</text:a></text:p>
          </table:table-cell>
          <table:table-cell office:value-type="string">
            <text:p>Divination</text:p>
          </table:table-cell>
          <table:table-cell office:value-type="string">
            <text:p>10 Minutes</text:p>
          </table:table-cell>
          <table:table-cell office:value-type="string">
            <text:p>Self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seeming">Seeming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8 hours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shutdown">Shutdown (UA)</text:a></text:p>
          </table:table-cell>
          <table:table-cell office:value-type="string">
            <text:p>Transmutation T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skill-empowerment">Skill Empowerment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Concentration, up to 1 hour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steel-wind-strike">Steel Wind Strike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Instantaneous</text:p>
          </table:table-cell>
          <table:table-cell office:value-type="string">
            <text:p>S, M</text:p>
          </table:table-cell>
        </table:table-row>
        <table:table-row table:style-name="ro2">
          <table:table-cell office:value-type="string">
            <text:p><text:a xlink:href="http://dnd5e.wikidot.com/spell:summon-celestial">Summon Celestial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summon-draconic-spirit">Summon Draconic Spirit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summon-draconic-spirit-ua">Summon Draconic Spirit (UA)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swift-quiver">Swift Quiver</text:a></text:p>
          </table:table-cell>
          <table:table-cell office:value-type="string">
            <text:p>Transmutation</text:p>
          </table:table-cell>
          <table:table-cell office:value-type="string">
            <text:p>1 Bonus Action</text:p>
          </table:table-cell>
          <table:table-cell office:value-type="string">
            <text:p>Touch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synaptic-static">Synaptic Static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telekinesis">Telekinesis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0 minute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teleportation-circle">Teleportation Circle</text:a></text:p>
          </table:table-cell>
          <table:table-cell office:value-type="string">
            <text:p>Conjuration</text:p>
          </table:table-cell>
          <table:table-cell office:value-type="string">
            <text:p>1 Minute</text:p>
          </table:table-cell>
          <table:table-cell office:value-type="string">
            <text:p>10 feet</text:p>
          </table:table-cell>
          <table:table-cell office:value-type="string">
            <text:p>1 round</text:p>
          </table:table-cell>
          <table:table-cell office:value-type="string">
            <text:p>V, M</text:p>
          </table:table-cell>
        </table:table-row>
        <table:table-row table:style-name="ro2">
          <table:table-cell office:value-type="string">
            <text:p><text:a xlink:href="http://dnd5e.wikidot.com/spell:temporal-shunt">Temporal Shunt</text:a></text:p>
          </table:table-cell>
          <table:table-cell office:value-type="string">
            <text:p>Transmutation DC</text:p>
          </table:table-cell>
          <table:table-cell office:value-type="string">
            <text:p>1 Reaction</text:p>
          </table:table-cell>
          <table:table-cell office:value-type="string">
            <text:p>120 feet</text:p>
          </table:table-cell>
          <table:table-cell office:value-type="string">
            <text:p>1 round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transmute-rock">Transmute Rock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tree-stride">Tree Stride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wall-of-force">Wall of Forc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wall-of-light">Wall of Light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wall-of-stone">Wall of Ston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wrath-of-nature">Wrath Of Natur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1" office:value-type="string">
            <text:p>Casting Time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Components</text:p>
          </table:table-cell>
        </table:table-row>
        <table:table-row table:style-name="ro3">
          <table:table-cell office:value-type="string">
            <text:p><text:a xlink:href="http://dnd5e.wikidot.com/spell:arcane-gate">Arcane Gate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500 feet</text:p>
          </table:table-cell>
          <table:table-cell office:value-type="string">
            <text:p>Concentration, up to 10 minutes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blade-barrier">Blade Barrier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0 minutes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bones-of-the-earth">Bones of the Earth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chain-lightning">Chain Lightning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5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circle-of-death">Circle of Death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15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conjure-fey">Conjure Fey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hour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contingency">Contingency</text:a></text:p>
          </table:table-cell>
          <table:table-cell office:value-type="string">
            <text:p>Evocation</text:p>
          </table:table-cell>
          <table:table-cell office:value-type="string">
            <text:p>10 Minutes</text:p>
          </table:table-cell>
          <table:table-cell office:value-type="string">
            <text:p>Self</text:p>
          </table:table-cell>
          <table:table-cell office:value-type="string">
            <text:p>10 day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create-homunculus">Create Homunculus</text:a></text:p>
          </table:table-cell>
          <table:table-cell office:value-type="string">
            <text:p>Transmutation</text:p>
          </table:table-cell>
          <table:table-cell office:value-type="string">
            <text:p>1 Hour</text:p>
          </table:table-cell>
          <table:table-cell office:value-type="string">
            <text:p>12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create-undead">Create Undead</text:a></text:p>
          </table:table-cell>
          <table:table-cell office:value-type="string">
            <text:p>Necromancy</text:p>
          </table:table-cell>
          <table:table-cell office:value-type="string">
            <text:p>1 Minute</text:p>
          </table:table-cell>
          <table:table-cell office:value-type="string">
            <text:p>1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disintegrate">Disintegrate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drawmijs-instant-summons">Drawmij's Instant Summons</text:a></text:p>
          </table:table-cell>
          <table:table-cell office:value-type="string">
            <text:p>Conjuration</text:p>
          </table:table-cell>
          <table:table-cell office:value-type="string">
            <text:p>1 Minute R</text:p>
          </table:table-cell>
          <table:table-cell office:value-type="string">
            <text:p>Touch</text:p>
          </table:table-cell>
          <table:table-cell office:value-type="string">
            <text:p>Until dispelled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druid-grove">Druid Grove</text:a></text:p>
          </table:table-cell>
          <table:table-cell office:value-type="string">
            <text:p>Abjuration</text:p>
          </table:table-cell>
          <table:table-cell office:value-type="string">
            <text:p>10 Minutes</text:p>
          </table:table-cell>
          <table:table-cell office:value-type="string">
            <text:p>Touch</text:p>
          </table:table-cell>
          <table:table-cell office:value-type="string">
            <text:p>24 hours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eyebite">Eyebite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find-the-path">Find the Path</text:a></text:p>
          </table:table-cell>
          <table:table-cell office:value-type="string">
            <text:p>Divination</text:p>
          </table:table-cell>
          <table:table-cell office:value-type="string">
            <text:p>1 Minute</text:p>
          </table:table-cell>
          <table:table-cell office:value-type="string">
            <text:p>Self</text:p>
          </table:table-cell>
          <table:table-cell office:value-type="string">
            <text:p>Concentration, up to 1 day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fizbans-platinum-shield">Fizban's Platinum Shield</text:a></text:p>
          </table:table-cell>
          <table:table-cell office:value-type="string">
            <text:p>Abjuration</text:p>
          </table:table-cell>
          <table:table-cell office:value-type="string">
            <text:p>1 Bonus Action</text:p>
          </table:table-cell>
          <table:table-cell office:value-type="string">
            <text:p>60f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fizban-s-platinum-shield-ua">Fizban's Platinum Shield (UA)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flesh-to-stone">Flesh to Stone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forbiddance">Forbiddance</text:a></text:p>
          </table:table-cell>
          <table:table-cell office:value-type="string">
            <text:p>Abjuration</text:p>
          </table:table-cell>
          <table:table-cell office:value-type="string">
            <text:p>10 Minutes R</text:p>
          </table:table-cell>
          <table:table-cell office:value-type="string">
            <text:p>Touch</text:p>
          </table:table-cell>
          <table:table-cell office:value-type="string">
            <text:p>1 day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globe-of-invulnerability">Globe of Invulnerability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Self (10-foot radius)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gravity-fissure">Gravity Fissure</text:a></text:p>
          </table:table-cell>
          <table:table-cell office:value-type="string">
            <text:p>Evocation DG</text:p>
          </table:table-cell>
          <table:table-cell office:value-type="string">
            <text:p>1 Action</text:p>
          </table:table-cell>
          <table:table-cell office:value-type="string">
            <text:p>Self (100-foot line)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guards-and-wards">Guards and Wards</text:a></text:p>
          </table:table-cell>
          <table:table-cell office:value-type="string">
            <text:p>Abjuration</text:p>
          </table:table-cell>
          <table:table-cell office:value-type="string">
            <text:p>10 Minutes</text:p>
          </table:table-cell>
          <table:table-cell office:value-type="string">
            <text:p>Touch</text:p>
          </table:table-cell>
          <table:table-cell office:value-type="string">
            <text:p>24 hour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harm">Harm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heal">Heal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heroes-feast">Heroes' Feast</text:a></text:p>
          </table:table-cell>
          <table:table-cell office:value-type="string">
            <text:p>Conjuration</text:p>
          </table:table-cell>
          <table:table-cell office:value-type="string">
            <text:p>10 Minutes</text:p>
          </table:table-cell>
          <table:table-cell office:value-type="string">
            <text:p>3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investiture-of-flame">Investiture of Flame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0 minutes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investiture-of-ice">Investiture of Ice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0 minutes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investiture-of-stone">Investiture of Stone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0 minutes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investiture-of-wind">Investiture of Wind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0 minute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magic-jar">Magic Jar</text:a></text:p>
          </table:table-cell>
          <table:table-cell office:value-type="string">
            <text:p>Necromancy</text:p>
          </table:table-cell>
          <table:table-cell office:value-type="string">
            <text:p>1 Minute</text:p>
          </table:table-cell>
          <table:table-cell office:value-type="string">
            <text:p>Self</text:p>
          </table:table-cell>
          <table:table-cell office:value-type="string">
            <text:p>Until dispelled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mass-suggestion">Mass Suggestion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24 hours</text:p>
          </table:table-cell>
          <table:table-cell office:value-type="string">
            <text:p>V, M</text:p>
          </table:table-cell>
        </table:table-row>
        <table:table-row table:style-name="ro3">
          <table:table-cell office:value-type="string">
            <text:p><text:a xlink:href="http://dnd5e.wikidot.com/spell:mental-prison">Mental Prison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string">
            <text:p><text:a xlink:href="http://dnd5e.wikidot.com/spell:move-earth">Move Earth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2 hours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otherworldly-form">Otherworldly Form (UA)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otilukes-freezing-sphere">Otiluke's Freezing Spher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30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ottos-irresistible-dance">Otto's Irresistible Dance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1 minute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<text:a xlink:href="http://dnd5e.wikidot.com/spell:planar-ally">Planar Ally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primordial-ward">Primordial Ward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programmed-illusion">Programmed Illusion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Until dispelled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psychic-crush">Psychic Crush (UA)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1 minute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scatter">Scatter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<text:a xlink:href="http://dnd5e.wikidot.com/spell:soul-cage">Soul Cage</text:a></text:p>
          </table:table-cell>
          <table:table-cell office:value-type="string">
            <text:p>Necromancy</text:p>
          </table:table-cell>
          <table:table-cell office:value-type="string">
            <text:p>Special</text:p>
          </table:table-cell>
          <table:table-cell office:value-type="string">
            <text:p>60 feet</text:p>
          </table:table-cell>
          <table:table-cell office:value-type="string">
            <text:p>8 hour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summon-fiend">Summon Fiend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sunbeam">Sunbeam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60-foot line)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tashas-otherworldly-guise">Tasha's Otherworldly Guise</text:a></text:p>
          </table:table-cell>
          <table:table-cell office:value-type="string">
            <text:p>Transmut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tensers-transformation">Tenser's Transformation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transport-via-plants">Transport via Plants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10 feet</text:p>
          </table:table-cell>
          <table:table-cell office:value-type="string">
            <text:p>1 round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true-seeing">True Seeing</text:a></text:p>
          </table:table-cell>
          <table:table-cell office:value-type="string">
            <text:p>Divin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wall-of-ice">Wall of Ic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wall-of-thorns">Wall of Thorns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widogast-s-transmogrification-hb">Widogast's Transmogrification (HB)</text:a></text:p>
          </table:table-cell>
          <table:table-cell office:value-type="string">
            <text:p>Transmutation</text:p>
          </table:table-cell>
          <table:table-cell office:value-type="string">
            <text:p>1 hour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wind-walk">Wind Walk</text:a></text:p>
          </table:table-cell>
          <table:table-cell office:value-type="string">
            <text:p>Transmutation</text:p>
          </table:table-cell>
          <table:table-cell office:value-type="string">
            <text:p>1 Minute</text:p>
          </table:table-cell>
          <table:table-cell office:value-type="string">
            <text:p>30 feet</text:p>
          </table:table-cell>
          <table:table-cell office:value-type="string">
            <text:p>8 hour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word-of-recall">Word of Recall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5 feet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</table:table-row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1" office:value-type="string">
            <text:p>Casting Time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Components</text:p>
          </table:table-cell>
        </table:table-row>
        <table:table-row table:style-name="ro2">
          <table:table-cell office:value-type="string">
            <text:p><text:a xlink:href="http://dnd5e.wikidot.com/spell:conjure-celestial">Conjure Celestial</text:a></text:p>
          </table:table-cell>
          <table:table-cell office:value-type="string">
            <text:p>Conjuration</text:p>
          </table:table-cell>
          <table:table-cell office:value-type="string">
            <text:p>1 Minute</text:p>
          </table:table-cell>
          <table:table-cell office:value-type="string">
            <text:p>90 feet</text:p>
          </table:table-cell>
          <table:table-cell office:value-type="string">
            <text:p>Concentration, up to 1 hour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conjure-hezrou">Conjure Hezrou (UA)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create-magen">Create Magen</text:a></text:p>
          </table:table-cell>
          <table:table-cell office:value-type="string">
            <text:p>Transmutation</text:p>
          </table:table-cell>
          <table:table-cell office:value-type="string">
            <text:p>1 Hour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crown-of-stars">Crown of Stars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1 hour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delayed-blast-fireball">Delayed Blast Fireball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5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divine-word">Divine Word</text:a></text:p>
          </table:table-cell>
          <table:table-cell office:value-type="string">
            <text:p>Evocation</text:p>
          </table:table-cell>
          <table:table-cell office:value-type="string">
            <text:p>1 Bonus Action</text:p>
          </table:table-cell>
          <table:table-cell office:value-type="string">
            <text:p>30 feet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</table:table-row>
        <table:table-row table:style-name="ro3">
          <table:table-cell office:value-type="string">
            <text:p><text:a xlink:href="http://dnd5e.wikidot.com/spell:draconic-transformation">Draconic Transformation</text:a></text:p>
          </table:table-cell>
          <table:table-cell office:value-type="string">
            <text:p>Transmut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draconic-transformation-ua">Draconic Transformation (UA)</text:a></text:p>
          </table:table-cell>
          <table:table-cell office:value-type="string">
            <text:p>Transmutation</text:p>
          </table:table-cell>
          <table:table-cell office:value-type="string">
            <text:p>1 Bonus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dream-of-the-blue-veil">Dream of the Blue Veil</text:a></text:p>
          </table:table-cell>
          <table:table-cell office:value-type="string">
            <text:p>Conjuration</text:p>
          </table:table-cell>
          <table:table-cell office:value-type="string">
            <text:p>10 minutes</text:p>
          </table:table-cell>
          <table:table-cell office:value-type="string">
            <text:p>20 feet</text:p>
          </table:table-cell>
          <table:table-cell office:value-type="string">
            <text:p>6 hour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etherealness">Etherealness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Up to 8 hour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finger-of-death">Finger of Death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fire-storm">Fire Storm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5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forcecage">Forcecag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00 feet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mirage-arcane">Mirage Arcane</text:a></text:p>
          </table:table-cell>
          <table:table-cell office:value-type="string">
            <text:p>Illusion</text:p>
          </table:table-cell>
          <table:table-cell office:value-type="string">
            <text:p>10 Minutes</text:p>
          </table:table-cell>
          <table:table-cell office:value-type="string">
            <text:p>Sight</text:p>
          </table:table-cell>
          <table:table-cell office:value-type="string">
            <text:p>10 day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mordenkainens-magnificent-mansion">Mordenkainen's Magnificent Mansion</text:a></text:p>
          </table:table-cell>
          <table:table-cell office:value-type="string">
            <text:p>Conjuration</text:p>
          </table:table-cell>
          <table:table-cell office:value-type="string">
            <text:p>1 Minute</text:p>
          </table:table-cell>
          <table:table-cell office:value-type="string">
            <text:p>300 feet</text:p>
          </table:table-cell>
          <table:table-cell office:value-type="string">
            <text:p>24 hours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mordenkainens-sword">Mordenkainen's Sword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plane-shift">Plane Shift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power-word-pain">Power Word: Pain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<text:a xlink:href="http://dnd5e.wikidot.com/spell:prismatic-spray">Prismatic Spray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Self (60-foot cone)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project-image">Project Image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500 Miles</text:p>
          </table:table-cell>
          <table:table-cell office:value-type="string">
            <text:p>Concentration, up to 1 day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regenerate">Regenerate</text:a></text:p>
          </table:table-cell>
          <table:table-cell office:value-type="string">
            <text:p>Transmutation</text:p>
          </table:table-cell>
          <table:table-cell office:value-type="string">
            <text:p>1 Minute</text:p>
          </table:table-cell>
          <table:table-cell office:value-type="string">
            <text:p>Touch</text:p>
          </table:table-cell>
          <table:table-cell office:value-type="string">
            <text:p>1 hour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resurrection">Resurrection</text:a></text:p>
          </table:table-cell>
          <table:table-cell office:value-type="string">
            <text:p>Necromancy</text:p>
          </table:table-cell>
          <table:table-cell office:value-type="string">
            <text:p>1 Hour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reverse-gravity">Reverse Gravity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10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sequester">Sequester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Until dispelled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simulacrum">Simulacrum</text:a></text:p>
          </table:table-cell>
          <table:table-cell office:value-type="string">
            <text:p>Illusion</text:p>
          </table:table-cell>
          <table:table-cell office:value-type="string">
            <text:p>12 hours</text:p>
          </table:table-cell>
          <table:table-cell office:value-type="string">
            <text:p>Touch</text:p>
          </table:table-cell>
          <table:table-cell office:value-type="string">
            <text:p>Until dispelled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symbol">Symbol</text:a></text:p>
          </table:table-cell>
          <table:table-cell office:value-type="string">
            <text:p>Abjuration</text:p>
          </table:table-cell>
          <table:table-cell office:value-type="string">
            <text:p>1 Minute</text:p>
          </table:table-cell>
          <table:table-cell office:value-type="string">
            <text:p>Touch</text:p>
          </table:table-cell>
          <table:table-cell office:value-type="string">
            <text:p>Until dispelled or triggered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teleport">Teleport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10 feet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<text:a xlink:href="http://dnd5e.wikidot.com/spell:temple-of-the-gods">Temple of the Gods</text:a></text:p>
          </table:table-cell>
          <table:table-cell office:value-type="string">
            <text:p>Conjuration</text:p>
          </table:table-cell>
          <table:table-cell office:value-type="string">
            <text:p>1 hour</text:p>
          </table:table-cell>
          <table:table-cell office:value-type="string">
            <text:p>120 feet</text:p>
          </table:table-cell>
          <table:table-cell office:value-type="string">
            <text:p>24 hour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tether-essence">Tether Essence</text:a></text:p>
          </table:table-cell>
          <table:table-cell office:value-type="string">
            <text:p>Necromancy D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whirlwind">Whirlwind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300 feet</text:p>
          </table:table-cell>
          <table:table-cell office:value-type="string">
            <text:p>Concentration, up to 1 minute</text:p>
          </table:table-cell>
          <table:table-cell office:value-type="string">
            <text:p>V, M</text:p>
          </table:table-cell>
        </table:table-row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1" office:value-type="string">
            <text:p>Casting Time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Components</text:p>
          </table:table-cell>
        </table:table-row>
        <table:table-row table:style-name="ro1">
          <table:table-cell office:value-type="string">
            <text:p><text:a xlink:href="http://dnd5e.wikidot.com/spell:abi-dalzims-horrid-wilting">Abi-Dalzim's Horrid Wilting</text:a></text:p>
          </table:table-cell>
          <table:table-cell office:value-type="string">
            <text:p>Necromancy</text:p>
          </table:table-cell>
          <table:table-cell office:value-type="string">
            <text:p>1 Action</text:p>
          </table:table-cell>
          <table:table-cell office:value-type="string">
            <text:p>15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animal-shapes">Animal Shapes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24 hours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antimagic-field">Antimagic Field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Self (10-foot radius sphere)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antipathy-sympathy">Antipathy/Sympathy</text:a></text:p>
          </table:table-cell>
          <table:table-cell office:value-type="string">
            <text:p>Enchantment</text:p>
          </table:table-cell>
          <table:table-cell office:value-type="string">
            <text:p>1 Hour</text:p>
          </table:table-cell>
          <table:table-cell office:value-type="string">
            <text:p>60 feet</text:p>
          </table:table-cell>
          <table:table-cell office:value-type="string">
            <text:p>10 Day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clone">Clone</text:a></text:p>
          </table:table-cell>
          <table:table-cell office:value-type="string">
            <text:p>Necromancy</text:p>
          </table:table-cell>
          <table:table-cell office:value-type="string">
            <text:p>1 Hour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control-weather">Control Weather</text:a></text:p>
          </table:table-cell>
          <table:table-cell office:value-type="string">
            <text:p>Transmutation</text:p>
          </table:table-cell>
          <table:table-cell office:value-type="string">
            <text:p>10 Minutes</text:p>
          </table:table-cell>
          <table:table-cell office:value-type="string">
            <text:p>Self (5 mile radius)</text:p>
          </table:table-cell>
          <table:table-cell office:value-type="string">
            <text:p>Concentration, Up to 8 hours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dark-star">Dark Star</text:a></text:p>
          </table:table-cell>
          <table:table-cell office:value-type="string">
            <text:p>Evocation DG</text:p>
          </table:table-cell>
          <table:table-cell office:value-type="string">
            <text:p>1 Action</text:p>
          </table:table-cell>
          <table:table-cell office:value-type="string">
            <text:p>15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demiplane">Demiplane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1 hour</text:p>
          </table:table-cell>
          <table:table-cell office:value-type="string">
            <text:p>S</text:p>
          </table:table-cell>
        </table:table-row>
        <table:table-row table:style-name="ro2">
          <table:table-cell office:value-type="string">
            <text:p><text:a xlink:href="http://dnd5e.wikidot.com/spell:dominate-monster">Dominate Monster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hour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earthquake">Earthquake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50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feeblemind">Feeblemind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15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glibness">Glibness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1 hour</text:p>
          </table:table-cell>
          <table:table-cell office:value-type="string">
            <text:p>V</text:p>
          </table:table-cell>
        </table:table-row>
        <table:table-row table:style-name="ro3">
          <table:table-cell office:value-type="string">
            <text:p><text:a xlink:href="http://dnd5e.wikidot.com/spell:holy-aura">Holy Aura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illusory-dragon">Illusory Dragon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 minute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string">
            <text:p><text:a xlink:href="http://dnd5e.wikidot.com/spell:incendiary-cloud">Incendiary Cloud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15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maddening-darkness">Maddening Darkness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50 feet</text:p>
          </table:table-cell>
          <table:table-cell office:value-type="string">
            <text:p>Concentration, up to 10 minutes</text:p>
          </table:table-cell>
          <table:table-cell office:value-type="string">
            <text:p>V, M</text:p>
          </table:table-cell>
        </table:table-row>
        <table:table-row table:style-name="ro3">
          <table:table-cell office:value-type="string">
            <text:p><text:a xlink:href="http://dnd5e.wikidot.com/spell:maze">Maze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0 minute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mighty-fortress">Mighty Fortress</text:a></text:p>
          </table:table-cell>
          <table:table-cell office:value-type="string">
            <text:p>Conjuration</text:p>
          </table:table-cell>
          <table:table-cell office:value-type="string">
            <text:p>1 Minute</text:p>
          </table:table-cell>
          <table:table-cell office:value-type="string">
            <text:p>1 mile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mind-blank">Mind Blank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24 hour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power-word-stun">Power Word: Stun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3">
          <table:table-cell office:value-type="string">
            <text:p><text:a xlink:href="http://dnd5e.wikidot.com/spell:reality-break">Reality Break</text:a></text:p>
          </table:table-cell>
          <table:table-cell office:value-type="string">
            <text:p>Conjuration DC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sunburst">Sunburst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5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telepathy">Telepathy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Unlimited</text:p>
          </table:table-cell>
          <table:table-cell office:value-type="string">
            <text:p>24 hours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tsunami">Tsunami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Sight</text:p>
          </table:table-cell>
          <table:table-cell office:value-type="string">
            <text:p>Concentration, up to 6 rounds</text:p>
          </table:table-cell>
          <table:table-cell office:value-type="string">
            <text:p>V, S</text:p>
          </table:table-cell>
        </table:table-row>
        <table:table-row table:style-name="ro1">
          <table:table-cell table:style-name="ce1" office:value-type="string">
            <text:p>Spell Name</text:p>
          </table:table-cell>
          <table:table-cell table:style-name="ce1" office:value-type="string">
            <text:p>School</text:p>
          </table:table-cell>
          <table:table-cell table:style-name="ce1" office:value-type="string">
            <text:p>Casting Time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Components</text:p>
          </table:table-cell>
        </table:table-row>
        <table:table-row table:style-name="ro1">
          <table:table-cell office:value-type="string">
            <text:p><text:a xlink:href="http://dnd5e.wikidot.com/spell:astral-projection">Astral Projection</text:a></text:p>
          </table:table-cell>
          <table:table-cell office:value-type="string">
            <text:p>Evocation</text:p>
          </table:table-cell>
          <table:table-cell office:value-type="string">
            <text:p>1 Hour</text:p>
          </table:table-cell>
          <table:table-cell office:value-type="string">
            <text:p>10 feet</text:p>
          </table:table-cell>
          <table:table-cell office:value-type="string">
            <text:p>Special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blade-of-disaster">Blade of Disaster</text:a></text:p>
          </table:table-cell>
          <table:table-cell office:value-type="string">
            <text:p>Conjuration</text:p>
          </table:table-cell>
          <table:table-cell office:value-type="string">
            <text:p>1 Bonus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foresight">Foresight</text:a></text:p>
          </table:table-cell>
          <table:table-cell office:value-type="string">
            <text:p>Divination</text:p>
          </table:table-cell>
          <table:table-cell office:value-type="string">
            <text:p>1 Minute</text:p>
          </table:table-cell>
          <table:table-cell office:value-type="string">
            <text:p>Touch</text:p>
          </table:table-cell>
          <table:table-cell office:value-type="string">
            <text:p>8 hours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gate">Gate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imprisonment">Imprisonment</text:a></text:p>
          </table:table-cell>
          <table:table-cell office:value-type="string">
            <text:p>Abjuration</text:p>
          </table:table-cell>
          <table:table-cell office:value-type="string">
            <text:p>1 Minute</text:p>
          </table:table-cell>
          <table:table-cell office:value-type="string">
            <text:p>30 feet</text:p>
          </table:table-cell>
          <table:table-cell office:value-type="string">
            <text:p>Until dispelled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invulnerability">Invulnerability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0 minutes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mass-heal">Mass Heal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mass-polymorph">Mass Polymorph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meteor-swarm">Meteor Swarm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1 mile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power-word-heal">Power Word: Heal</text:a></text:p>
          </table:table-cell>
          <table:table-cell office:value-type="string">
            <text:p>Evocation</text:p>
          </table:table-cell>
          <table:table-cell office:value-type="string">
            <text:p>1 Action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power-word-kill">Power Word: Kill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<text:a xlink:href="http://dnd5e.wikidot.com/spell:prismatic-wall">Prismatic Wall</text:a></text:p>
          </table:table-cell>
          <table:table-cell office:value-type="string">
            <text:p>Abjuration</text:p>
          </table:table-cell>
          <table:table-cell office:value-type="string">
            <text:p>1 Action</text:p>
          </table:table-cell>
          <table:table-cell office:value-type="string">
            <text:p>60 feet</text:p>
          </table:table-cell>
          <table:table-cell office:value-type="string">
            <text:p>10 minutes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psychic-scream">Psychic Scream</text:a></text:p>
          </table:table-cell>
          <table:table-cell office:value-type="string">
            <text:p>Enchantment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Instantaneous</text:p>
          </table:table-cell>
          <table:table-cell office:value-type="string">
            <text:p>S</text:p>
          </table:table-cell>
        </table:table-row>
        <table:table-row table:style-name="ro3">
          <table:table-cell office:value-type="string">
            <text:p><text:a xlink:href="http://dnd5e.wikidot.com/spell:ravenous-void">Ravenous Void</text:a></text:p>
          </table:table-cell>
          <table:table-cell office:value-type="string">
            <text:p>Evocation DG</text:p>
          </table:table-cell>
          <table:table-cell office:value-type="string">
            <text:p>1 Action</text:p>
          </table:table-cell>
          <table:table-cell office:value-type="string">
            <text:p>1,000 feet</text:p>
          </table:table-cell>
          <table:table-cell office:value-type="string">
            <text:p>Concentration, up to 1 minute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shapechange">Shapechange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storm-of-vengeance">Storm of Vengeance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Sight</text:p>
          </table:table-cell>
          <table:table-cell office:value-type="string">
            <text:p>Concentration up to 1 minute</text:p>
          </table:table-cell>
          <table:table-cell office:value-type="string">
            <text:p>V, S</text:p>
          </table:table-cell>
        </table:table-row>
        <table:table-row table:style-name="ro2">
          <table:table-cell office:value-type="string">
            <text:p><text:a xlink:href="http://dnd5e.wikidot.com/spell:time-ravage">Time Ravage</text:a></text:p>
          </table:table-cell>
          <table:table-cell office:value-type="string">
            <text:p>Necromancy DC</text:p>
          </table:table-cell>
          <table:table-cell office:value-type="string">
            <text:p>1 Action</text:p>
          </table:table-cell>
          <table:table-cell office:value-type="string">
            <text:p>90 feet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2">
          <table:table-cell office:value-type="string">
            <text:p><text:a xlink:href="http://dnd5e.wikidot.com/spell:time-stop">Time Stop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<text:a xlink:href="http://dnd5e.wikidot.com/spell:true-polymorph">True Polymorph</text:a></text:p>
          </table:table-cell>
          <table:table-cell office:value-type="string">
            <text:p>Transmutation</text:p>
          </table:table-cell>
          <table:table-cell office:value-type="string">
            <text:p>1 Action</text:p>
          </table:table-cell>
          <table:table-cell office:value-type="string">
            <text:p>30 feet</text:p>
          </table:table-cell>
          <table:table-cell office:value-type="string">
            <text:p>Concentration, up to 1 hour</text:p>
          </table:table-cell>
          <table:table-cell office:value-type="string">
            <text:p>V, S, M</text:p>
          </table:table-cell>
        </table:table-row>
        <table:table-row table:style-name="ro1">
          <table:table-cell office:value-type="string">
            <text:p><text:a xlink:href="http://dnd5e.wikidot.com/spell:true-resurrection">True Resurrection</text:a></text:p>
          </table:table-cell>
          <table:table-cell office:value-type="string">
            <text:p>Necromancy</text:p>
          </table:table-cell>
          <table:table-cell office:value-type="string">
            <text:p>1 Hour</text:p>
          </table:table-cell>
          <table:table-cell office:value-type="string">
            <text:p>Touch</text:p>
          </table:table-cell>
          <table:table-cell office:value-type="string">
            <text:p>Instantaneous</text:p>
          </table:table-cell>
          <table:table-cell office:value-type="string">
            <text:p>V, S, M</text:p>
          </table:table-cell>
        </table:table-row>
        <table:table-row table:style-name="ro3">
          <table:table-cell office:value-type="string">
            <text:p><text:a xlink:href="http://dnd5e.wikidot.com/spell:weird">Weird</text:a></text:p>
          </table:table-cell>
          <table:table-cell office:value-type="string">
            <text:p>Illusion</text:p>
          </table:table-cell>
          <table:table-cell office:value-type="string">
            <text:p>1 Action</text:p>
          </table:table-cell>
          <table:table-cell office:value-type="string">
            <text:p>120 feet</text:p>
          </table:table-cell>
          <table:table-cell office:value-type="string">
            <text:p>Concentration, up to 1 minute</text:p>
          </table:table-cell>
          <table:table-cell office:value-type="string">
            <text:p>V, S</text:p>
          </table:table-cell>
        </table:table-row>
        <table:table-row table:style-name="ro1">
          <table:table-cell office:value-type="string">
            <text:p><text:a xlink:href="http://dnd5e.wikidot.com/spell:wish">Wish</text:a></text:p>
          </table:table-cell>
          <table:table-cell office:value-type="string">
            <text:p>Conjuration</text:p>
          </table:table-cell>
          <table:table-cell office:value-type="string">
            <text:p>1 Action</text:p>
          </table:table-cell>
          <table:table-cell office:value-type="string">
            <text:p>Self</text:p>
          </table:table-cell>
          <table:table-cell office:value-type="string">
            <text:p>Instantaneous</text:p>
          </table:table-cell>
          <table:table-cell office:value-type="string">
            <text:p>V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05">07/05/2024</text:date>, <text:time>01:4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05T01:37:17.02</meta:creation-date>
    <dc:date>2024-07-05T01:42:22.99</dc:date>
    <meta:editing-duration>PT5M7S</meta:editing-duration>
    <meta:editing-cycles>1</meta:editing-cycles>
    <meta:document-statistic meta:table-count="3" meta:cell-count="3540" meta:object-count="0"/>
    <meta:generator>OpenOffice/4.1.13$Win32 OpenOffice.org_project/4113m1$Build-9810</meta:generator>
  </office:meta>
</office:document-meta>
</file>